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2.646cm"/>
    </style:style>
    <style:style style:name="co3" style:family="table-column">
      <style:table-column-properties fo:break-before="auto" style:column-width="5.318cm"/>
    </style:style>
    <style:style style:name="co4" style:family="table-column">
      <style:table-column-properties fo:break-before="auto" style:column-width="2.376cm"/>
    </style:style>
    <style:style style:name="co5" style:family="table-column">
      <style:table-column-properties fo:break-before="auto" style:column-width="4.023cm"/>
    </style:style>
    <style:style style:name="co6" style:family="table-column">
      <style:table-column-properties fo:break-before="auto" style:column-width="3.806cm"/>
    </style:style>
    <style:style style:name="co7" style:family="table-column">
      <style:table-column-properties fo:break-before="auto" style:column-width="4.105cm"/>
    </style:style>
    <style:style style:name="co8" style:family="table-column">
      <style:table-column-properties fo:break-before="auto" style:column-width="3.725cm"/>
    </style:style>
    <style:style style:name="co9" style:family="table-column">
      <style:table-column-properties fo:break-before="auto" style:column-width="3.754cm"/>
    </style:style>
    <style:style style:name="co10" style:family="table-column">
      <style:table-column-properties fo:break-before="auto" style:column-width="3.455cm"/>
    </style:style>
    <style:style style:name="co11" style:family="table-column">
      <style:table-column-properties fo:break-before="auto" style:column-width="3.672cm"/>
    </style:style>
    <style:style style:name="co12" style:family="table-column">
      <style:table-column-properties fo:break-before="auto" style:column-width="3.78cm"/>
    </style:style>
    <style:style style:name="co13" style:family="table-column">
      <style:table-column-properties fo:break-before="auto" style:column-width="3.861cm"/>
    </style:style>
    <style:style style:name="co14" style:family="table-column">
      <style:table-column-properties fo:break-before="auto" style:column-width="3.969cm"/>
    </style:style>
    <style:style style:name="co15" style:family="table-column">
      <style:table-column-properties fo:break-before="auto" style:column-width="3.835cm"/>
    </style:style>
    <style:style style:name="co16" style:family="table-column">
      <style:table-column-properties fo:break-before="auto" style:column-width="3.537cm"/>
    </style:style>
    <style:style style:name="co17" style:family="table-column">
      <style:table-column-properties fo:break-before="auto" style:column-width="3.429cm"/>
    </style:style>
    <style:style style:name="co18" style:family="table-column">
      <style:table-column-properties fo:break-before="auto" style:column-width="3.916cm"/>
    </style:style>
    <style:style style:name="co19" style:family="table-column">
      <style:table-column-properties fo:break-before="auto" style:column-width="4.076cm"/>
    </style:style>
    <style:style style:name="co20" style:family="table-column">
      <style:table-column-properties fo:break-before="auto" style:column-width="3.644cm"/>
    </style:style>
    <style:style style:name="co21" style:family="table-column">
      <style:table-column-properties fo:break-before="auto" style:column-width="4.186cm"/>
    </style:style>
    <style:style style:name="co22" style:family="table-column">
      <style:table-column-properties fo:break-before="auto" style:column-width="3.348cm"/>
    </style:style>
    <style:style style:name="co23" style:family="table-column">
      <style:table-column-properties fo:break-before="auto" style:column-width="3.618cm"/>
    </style:style>
    <style:style style:name="co24" style:family="table-column">
      <style:table-column-properties fo:break-before="auto" style:column-width="3.565cm"/>
    </style:style>
    <style:style style:name="co25" style:family="table-column">
      <style:table-column-properties fo:break-before="auto" style:column-width="3.942cm"/>
    </style:style>
    <style:style style:name="co26" style:family="table-column">
      <style:table-column-properties fo:break-before="auto" style:column-width="3.591cm"/>
    </style:style>
    <style:style style:name="co27" style:family="table-column">
      <style:table-column-properties fo:break-before="auto" style:column-width="3.51cm"/>
    </style:style>
    <style:style style:name="co28" style:family="table-column">
      <style:table-column-properties fo:break-before="auto" style:column-width="3.484cm"/>
    </style:style>
    <style:style style:name="co29" style:family="table-column">
      <style:table-column-properties fo:break-before="auto" style:column-width="0.891cm"/>
    </style:style>
    <style:style style:name="co30" style:family="table-column">
      <style:table-column-properties fo:break-before="auto" style:column-width="3.403cm"/>
    </style:style>
    <style:style style:name="co31" style:family="table-column">
      <style:table-column-properties fo:break-before="auto" style:column-width="0.917cm"/>
    </style:style>
    <style:style style:name="co32" style:family="table-column">
      <style:table-column-properties fo:break-before="auto" style:column-width="2.538cm"/>
    </style:style>
    <style:style style:name="ro1" style:family="table-row">
      <style:table-row-properties style:row-height="0.9cm" fo:break-before="auto" style:use-optimal-row-height="false"/>
    </style:style>
    <style:style style:name="ro2" style:family="table-row">
      <style:table-row-properties style:row-height="0.767cm" fo:break-before="auto" style:use-optimal-row-height="false"/>
    </style:style>
    <style:style style:name="ro3" style:family="table-row">
      <style:table-row-properties style:row-height="0.609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1.138cm" fo:break-before="auto" style:use-optimal-row-height="false"/>
    </style:style>
    <style:style style:name="ro8" style:family="table-row">
      <style:table-row-properties style:row-height="5.001cm" fo:break-before="auto" style:use-optimal-row-height="false"/>
    </style:style>
    <style:style style:name="ro9" style:family="table-row">
      <style:table-row-properties style:row-height="0.318cm" fo:break-before="auto" style:use-optimal-row-height="false"/>
    </style:style>
    <style:style style:name="ro10" style:family="table-row">
      <style:table-row-properties style:row-height="0.079cm" fo:break-before="auto" style:use-optimal-row-height="false"/>
    </style:style>
    <style:style style:name="ro11" style:family="table-row">
      <style:table-row-properties style:row-height="1.323cm" fo:break-before="auto" style:use-optimal-row-height="false"/>
    </style:style>
    <style:style style:name="ro12" style:family="table-row">
      <style:table-row-properties style:row-height="0.582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1.27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1cm" fo:break-before="auto" style:use-optimal-row-height="true"/>
    </style:style>
    <style:style style:name="ro19" style:family="table-row">
      <style:table-row-properties style:row-height="3.016cm" fo:break-before="auto" style:use-optimal-row-height="false"/>
    </style:style>
    <style:style style:name="ro20" style:family="table-row">
      <style:table-row-properties style:row-height="1.058cm" fo:break-before="auto" style:use-optimal-row-height="false"/>
    </style:style>
    <style:style style:name="ro21" style:family="table-row">
      <style:table-row-properties style:row-height="1.667cm" fo:break-before="auto" style:use-optimal-row-height="false"/>
    </style:style>
    <style:style style:name="ro22" style:family="table-row">
      <style:table-row-properties style:row-height="0.794cm" fo:break-before="auto" style:use-optimal-row-height="false"/>
    </style:style>
    <style:style style:name="ro23" style:family="table-row">
      <style:table-row-properties style:row-height="0.538cm" fo:break-before="auto" style:use-optimal-row-height="true"/>
    </style:style>
    <style:style style:name="ta1" style:family="table" style:master-page-name="PageStyle_5f_Profitvorschau">
      <style:table-properties table:display="true" style:writing-mode="lr-tb"/>
    </style:style>
    <style:style style:name="ta2" style:family="table" style:master-page-name="PageStyle_5f_Rentabilitätsvorschau">
      <style:table-properties table:display="true" style:writing-mode="lr-tb"/>
    </style:style>
    <style:style style:name="ta3" style:family="table" style:master-page-name="PageStyle_5f_Cash_20_Flows_20_p.a.">
      <style:table-properties table:display="true" style:writing-mode="lr-tb"/>
    </style:style>
    <style:style style:name="ta4" style:family="table" style:master-page-name="PageStyle_5f_Tilgungsplan">
      <style:table-properties table:display="true" style:writing-mode="lr-tb"/>
    </style:style>
    <number:number-style style:name="N8003" number:language="ru" number:country="RU">
      <number:number number:decimal-places="0" number:min-integer-digits="1" number:grouping="true"/>
    </number:number-style>
    <number:number-style style:name="N8004" number:language="ru" number:country="RU">
      <number:number number:decimal-places="2" number:min-integer-digits="1" number:grouping="true"/>
    </number:number-style>
    <number:percentage-style style:name="N8010" number:language="ru" number:country="RU">
      <number:number number:decimal-places="0" number:min-integer-digits="1"/>
      <number:text>%</number:text>
    </number:percentage-style>
    <number:percentage-style style:name="N8011" number:language="ru" number:country="RU">
      <number:number number:decimal-places="2" number:min-integer-digits="1"/>
      <number:text>%</number:text>
    </number:percentag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style>
    <style:style style:name="ce3"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style>
    <style:style style:name="ce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6"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8" style:family="table-cell" style:parent-style-name="Excel_20_Built-in_20_Normal">
      <style:table-cell-properties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style>
    <style:style style:name="ce9"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style>
    <style:style style:name="ce11"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12"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16"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1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style>
    <style:style style:name="ce1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20"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21"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22"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style>
    <style:style style:name="ce2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end" fo:margin-left="0cm" style:writing-mode="page"/>
    </style:style>
    <style:style style:name="ce26"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style>
    <style:style style:name="ce27" style:family="table-cell" style:parent-style-name="Excel_20_Built-in_20_Normal" style:data-style-name="N8011">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28"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2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style>
    <style:style style:name="ce30" style:family="table-cell" style:parent-style-name="Excel_20_Built-in_20_Normal" style:data-style-name="N106">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style>
    <style:style style:name="ce31" style:family="table-cell" style:parent-style-name="Excel_20_Built-in_20_Normal" style:data-style-name="N8010">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32" style:family="table-cell" style:parent-style-name="Excel_20_Built-in_20_Normal" style:data-style-name="N8010">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33" style:family="table-cell" style:parent-style-name="Excel_20_Built-in_20_Normal" style:data-style-name="N106">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34" style:family="table-cell" style:parent-style-name="Excel_20_Built-in_20_Normal" style:data-style-name="N110">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style>
    <style:style style:name="ce35"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style>
    <style:style style:name="ce3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37" style:family="table-cell" style:parent-style-name="Excel_20_Built-in_20_Normal">
      <style:table-cell-properties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Excel_20_Built-in_20_Normal">
      <style:table-cell-properties fo:border-bottom="none" style:diagonal-bl-tr="none" style:diagonal-tl-br="none" fo:border-left="none" fo:border-right="none" style:rotation-align="none" fo:border-top="0.035cm solid #000000"/>
    </style:style>
    <style:style style:name="ce39"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4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41" style:family="table-cell" style:parent-style-name="Excel_20_Built-in_20_Normal" style:data-style-name="N8003">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2" style:family="table-cell" style:parent-style-name="Excel_20_Built-in_20_Normal" style:data-style-name="N11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3" style:family="table-cell" style:parent-style-name="Excel_20_Built-in_20_Normal" style:data-style-name="N106">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4" style:family="table-cell" style:parent-style-name="Excel_20_Built-in_20_Normal" style:data-style-name="N107">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47" style:family="table-cell" style:parent-style-name="Excel_20_Built-in_20_Comma"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Excel_20_Built-in_20_Normal" style:data-style-name="N111">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49"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51" style:family="table-cell" style:parent-style-name="Excel_20_Built-in_20_Normal">
      <style:table-cell-properties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52" style:family="table-cell" style:parent-style-name="Excel_20_Built-in_20_Normal">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5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54"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55" style:family="table-cell" style:parent-style-name="Excel_20_Built-in_20_Currency" style:data-style-name="N11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Excel_20_Built-in_20_Normal" style:data-style-name="N106">
      <style:table-cell-properties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57" style:family="table-cell" style:parent-style-name="Excel_20_Built-in_20_Normal" style:data-style-name="N106">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58" style:family="table-cell" style:parent-style-name="Excel_20_Built-in_20_Normal">
      <style:table-cell-properties style:diagonal-bl-tr="none" style:diagonal-tl-br="none" fo:border="0.035cm solid #000000" style:rotation-align="none"/>
    </style:style>
    <style:style style:name="ce59" style:family="table-cell" style:parent-style-name="Excel_20_Built-in_20_Normal" style:data-style-name="N11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60" style:family="table-cell" style:parent-style-name="Excel_20_Built-in_20_Normal" style:data-style-name="N106">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Excel_20_Built-in_20_Normal">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 style:family="table-cell" style:parent-style-name="Excel_20_Built-in_20_Normal">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Excel_20_Built-in_20_Normal" style:data-style-name="N8004">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Excel_20_Built-in_20_Normal" style:data-style-name="N8004">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 style:family="table-cell" style:parent-style-name="Excel_20_Built-in_20_Normal" style:data-style-name="N8004">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Excel_20_Built-in_20_Normal" style:data-style-name="N8003">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Excel_20_Built-in_20_Normal" style:data-style-name="N8003">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Excel_20_Built-in_20_Normal" style:data-style-name="N8004">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Excel_20_Built-in_20_Normal" style:data-style-name="N8004">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Excel_20_Built-in_20_Normal" style:data-style-name="N8004">
      <style:table-cell-properties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Excel_20_Built-in_20_Normal" style:data-style-name="N8004">
      <style:table-cell-properties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Excel_20_Built-in_20_Normal" style:data-style-name="N8004">
      <style:table-cell-properties fo:background-color="#ccffcc"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Excel_20_Built-in_20_Normal" style:data-style-name="N8004">
      <style:table-cell-properties style:diagonal-bl-tr="none" style:diagonal-tl-br="none"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Excel_20_Built-in_20_Normal" style:data-style-name="N8004">
      <style:table-cell-properties fo:background-color="#ffcc99"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Excel_20_Built-in_20_Normal" style:data-style-name="N8004">
      <style:table-cell-properties fo:background-color="#ffff99"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8" style:family="table-cell" style:parent-style-name="Excel_20_Built-in_20_Normal" style:data-style-name="N8004">
      <style:table-cell-properties fo:background-color="#ccffff"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Excel_20_Built-in_20_Normal" style:data-style-name="N8004">
      <style:table-cell-properties fo:background-color="#ffcc00" style:diagonal-bl-tr="none" style:diagonal-tl-br="none" fo:border="0.035cm solid #000000" style:rotation-align="non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0" style:family="table-cell" style:parent-style-name="Excel_20_Built-in_20_Normal" style:data-style-name="N8003">
      <style:table-cell-properties fo:background-color="#ccffff" style:diagonal-bl-tr="none" style:diagonal-tl-br="none" fo:border="0.035cm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rofitvorschau"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able:number-columns-spanned="3" table:number-rows-spanned="1">
            <text:p>Profitvorschau</text:p>
          </table:table-cell>
          <table:covered-table-cell table:number-columns-repeated="2" table:style-name="ce14"/>
          <table:table-cell table:number-columns-repeated="1021"/>
        </table:table-row>
        <table:table-row table:style-name="ro2">
          <table:table-cell table:style-name="ce2"/>
          <table:table-cell table:style-name="ce15" office:value-type="string" table:number-columns-spanned="2" table:number-rows-spanned="1">
            <text:p>Kassettenwindkraftanlage</text:p>
          </table:table-cell>
          <table:covered-table-cell table:style-name="ce15"/>
          <table:table-cell table:style-name="ce23"/>
          <table:table-cell table:number-columns-repeated="1020"/>
        </table:table-row>
        <table:table-row table:style-name="ro3">
          <table:table-cell table:style-name="ce3"/>
          <table:table-cell table:style-name="ce16"/>
          <table:table-cell table:style-name="ce23" table:number-columns-repeated="2"/>
          <table:table-cell table:number-columns-repeated="1020"/>
        </table:table-row>
        <table:table-row table:style-name="ro4">
          <table:table-cell table:style-name="ce4" office:value-type="string">
            <text:p>Basisinformation</text:p>
          </table:table-cell>
          <table:table-cell table:style-name="ce17" office:value-type="string">
            <text:p>Einheit</text:p>
          </table:table-cell>
          <table:table-cell table:style-name="ce24" office:value-type="string">
            <text:p>Investition</text:p>
          </table:table-cell>
          <table:table-cell table:style-name="ce23"/>
          <table:table-cell table:number-columns-repeated="1020"/>
        </table:table-row>
        <table:table-row table:style-name="ro4">
          <table:table-cell table:style-name="ce5" office:value-type="string">
            <text:p>Photovoltaic Anlage</text:p>
          </table:table-cell>
          <table:table-cell table:style-name="ce18" office:value-type="float" office:value="1">
            <text:p>1</text:p>
          </table:table-cell>
          <table:table-cell table:style-name="ce25" office:value-type="string">
            <text:p>3 MVp/km/h</text:p>
          </table:table-cell>
          <table:table-cell table:style-name="ce23"/>
          <table:table-cell table:number-columns-repeated="1020"/>
        </table:table-row>
        <table:table-row table:style-name="ro4">
          <table:table-cell table:style-name="ce5" office:value-type="string">
            <text:p>Steuersatz</text:p>
          </table:table-cell>
          <table:table-cell table:style-name="ce19"/>
          <table:table-cell table:style-name="ce26" office:value-type="percentage" office:value="0.31">
            <text:p>31%</text:p>
          </table:table-cell>
          <table:table-cell table:style-name="ce23"/>
          <table:table-cell table:number-columns-repeated="1020"/>
        </table:table-row>
        <table:table-row table:style-name="ro4">
          <table:table-cell table:style-name="ce5" office:value-type="string">
            <text:p>Median Inflation 01/2018</text:p>
          </table:table-cell>
          <table:table-cell table:style-name="ce19"/>
          <table:table-cell table:style-name="ce27" office:value-type="percentage" office:value="0.013">
            <text:p>1,30%</text:p>
          </table:table-cell>
          <table:table-cell table:style-name="ce23"/>
          <table:table-cell table:number-columns-repeated="1020"/>
        </table:table-row>
        <table:table-row table:style-name="ro4">
          <table:table-cell table:style-name="ce5" office:value-type="string">
            <text:p>Startzeitpunkt</text:p>
          </table:table-cell>
          <table:table-cell table:style-name="ce19"/>
          <table:table-cell table:style-name="ce28" office:value-type="float" office:value="2021">
            <text:p>2021</text:p>
          </table:table-cell>
          <table:table-cell table:style-name="ce23"/>
          <table:table-cell table:number-columns-repeated="1020"/>
        </table:table-row>
        <table:table-row table:style-name="ro4">
          <table:table-cell table:style-name="ce5" office:value-type="string">
            <text:p>Währung</text:p>
          </table:table-cell>
          <table:table-cell table:style-name="ce18"/>
          <table:table-cell table:style-name="ce28" office:value-type="string">
            <text:p>Euro</text:p>
          </table:table-cell>
          <table:table-cell table:style-name="ce23"/>
          <table:table-cell table:number-columns-repeated="1020"/>
        </table:table-row>
        <table:table-row table:style-name="ro4">
          <table:table-cell table:style-name="ce6" office:value-type="string">
            <text:p>Technische Daten</text:p>
          </table:table-cell>
          <table:table-cell table:style-name="ce19"/>
          <table:table-cell table:style-name="ce28"/>
          <table:table-cell table:style-name="ce23"/>
          <table:table-cell table:number-columns-repeated="1020"/>
        </table:table-row>
        <table:table-row table:style-name="ro4">
          <table:table-cell table:style-name="ce5" office:value-type="string">
            <text:p>Höchstleistung</text:p>
          </table:table-cell>
          <table:table-cell table:style-name="ce19" office:value-type="string">
            <text:p>kW</text:p>
          </table:table-cell>
          <table:table-cell table:style-name="ce28" office:value-type="string">
            <text:p>abhängig von der Auslastung</text:p>
          </table:table-cell>
          <table:table-cell table:style-name="ce23"/>
          <table:table-cell table:number-columns-repeated="1020"/>
        </table:table-row>
        <table:table-row table:style-name="ro4">
          <table:table-cell table:style-name="ce5" office:value-type="string">
            <text:p>Ertrag</text:p>
          </table:table-cell>
          <table:table-cell table:style-name="ce18" office:value-type="string">
            <text:p>kWh</text:p>
          </table:table-cell>
          <table:table-cell table:style-name="ce29" office:value-type="string">
            <text:p>Leistung * Laufzeit</text:p>
          </table:table-cell>
          <table:table-cell table:style-name="ce23"/>
          <table:table-cell table:number-columns-repeated="1020"/>
        </table:table-row>
        <table:table-row table:style-name="ro5">
          <table:table-cell table:style-name="ce7" office:value-type="string">
            <text:p>Effizienzverlust der Module 1-20 Jahre</text:p>
          </table:table-cell>
          <table:table-cell table:style-name="ce19"/>
          <table:table-cell table:style-name="ce28" office:value-type="string">
            <text:p>0,7% p.a.</text:p>
          </table:table-cell>
          <table:table-cell table:style-name="ce23"/>
          <table:table-cell table:number-columns-repeated="1020"/>
        </table:table-row>
        <table:table-row table:style-name="ro6">
          <table:table-cell table:style-name="ce8" office:value-type="string">
            <text:p>Unerwartete Produktionskürzung (Stresstest)</text:p>
          </table:table-cell>
          <table:table-cell table:style-name="ce19"/>
          <table:table-cell table:style-name="ce28" office:value-type="string">
            <text:p>20% p.a.</text:p>
          </table:table-cell>
          <table:table-cell table:style-name="ce23"/>
          <table:table-cell table:number-columns-repeated="1020"/>
        </table:table-row>
        <table:table-row table:style-name="ro4">
          <table:table-cell table:style-name="ce9" office:value-type="string">
            <text:p>Wirtschaftliche Daten</text:p>
          </table:table-cell>
          <table:table-cell table:style-name="ce19"/>
          <table:table-cell table:style-name="ce28"/>
          <table:table-cell table:style-name="ce23"/>
          <table:table-cell table:number-columns-repeated="1020"/>
        </table:table-row>
        <table:table-row table:style-name="ro4">
          <table:table-cell table:style-name="ce10" office:value-type="string">
            <text:p>Montagearbeiten</text:p>
          </table:table-cell>
          <table:table-cell table:style-name="ce18"/>
          <table:table-cell table:style-name="ce25" office:value-type="string">
            <text:p>50€ pro Modul</text:p>
          </table:table-cell>
          <table:table-cell table:style-name="ce23"/>
          <table:table-cell table:number-columns-repeated="1020"/>
        </table:table-row>
        <table:table-row table:style-name="ro4">
          <table:table-cell table:style-name="ce5" office:value-type="string">
            <text:p>Gesamter Einkaufspreis</text:p>
          </table:table-cell>
          <table:table-cell table:style-name="ce19"/>
          <table:table-cell table:style-name="ce30" office:value-type="float" office:value="22500000">
            <text:p>22 500 000 €</text:p>
          </table:table-cell>
          <table:table-cell table:style-name="ce23"/>
          <table:table-cell table:number-columns-repeated="1020"/>
        </table:table-row>
        <table:table-row table:style-name="ro4">
          <table:table-cell table:style-name="ce11" office:value-type="string">
            <text:p>Abschreibungszeitraum</text:p>
          </table:table-cell>
          <table:table-cell table:style-name="ce19"/>
          <table:table-cell table:style-name="ce28" office:value-type="string">
            <text:p>20 Jahre</text:p>
          </table:table-cell>
          <table:table-cell table:style-name="ce23"/>
          <table:table-cell table:number-columns-repeated="1020"/>
        </table:table-row>
        <table:table-row table:style-name="ro4">
          <table:table-cell table:style-name="ce9" office:value-type="string">
            <text:p>Finanzierung der Anlage</text:p>
          </table:table-cell>
          <table:table-cell table:style-name="ce18"/>
          <table:table-cell table:style-name="ce28"/>
          <table:table-cell table:style-name="ce23"/>
          <table:table-cell table:number-columns-repeated="1020"/>
        </table:table-row>
        <table:table-row table:style-name="ro4">
          <table:table-cell table:style-name="ce5" office:value-type="string">
            <text:p>Fördermittel</text:p>
          </table:table-cell>
          <table:table-cell table:style-name="ce20"/>
          <table:table-cell table:style-name="ce31" office:value-type="string">
            <text:p>ca. 100%</text:p>
          </table:table-cell>
          <table:table-cell table:style-name="ce23"/>
          <table:table-cell table:number-columns-repeated="1020"/>
        </table:table-row>
        <table:table-row table:style-name="ro4">
          <table:table-cell table:style-name="ce3" office:value-type="string">
            <text:p>Eigenkapital</text:p>
          </table:table-cell>
          <table:table-cell table:style-name="ce19"/>
          <table:table-cell table:style-name="ce32" office:value-type="percentage" office:value="0.0001">
            <text:p>0%</text:p>
          </table:table-cell>
          <table:table-cell table:style-name="ce23"/>
          <table:table-cell table:number-columns-repeated="1020"/>
        </table:table-row>
        <table:table-row table:style-name="ro4">
          <table:table-cell table:style-name="ce5" office:value-type="string">
            <text:p>Staatliche Darlehen</text:p>
          </table:table-cell>
          <table:table-cell table:style-name="ce19"/>
          <table:table-cell table:style-name="ce26" office:value-type="percentage" office:value="0">
            <text:p>0%</text:p>
          </table:table-cell>
          <table:table-cell table:style-name="ce23"/>
          <table:table-cell table:number-columns-repeated="1020"/>
        </table:table-row>
        <table:table-row table:style-name="ro4">
          <table:table-cell table:style-name="ce5" office:value-type="string">
            <text:p>Darlehenszinsen</text:p>
          </table:table-cell>
          <table:table-cell table:style-name="ce18"/>
          <table:table-cell table:style-name="ce32" office:value-type="percentage" office:value="0.015">
            <text:p>2%</text:p>
          </table:table-cell>
          <table:table-cell table:style-name="ce23"/>
          <table:table-cell table:number-columns-repeated="1020"/>
        </table:table-row>
        <table:table-row table:style-name="ro4">
          <table:table-cell table:style-name="ce5" office:value-type="string">
            <text:p>Erstes Umsatzjahr</text:p>
          </table:table-cell>
          <table:table-cell table:style-name="ce19"/>
          <table:table-cell table:style-name="ce32" office:value-type="percentage" office:value="20.21">
            <text:p>2021%</text:p>
          </table:table-cell>
          <table:table-cell table:style-name="ce23"/>
          <table:table-cell table:number-columns-repeated="1020"/>
        </table:table-row>
        <table:table-row table:style-name="ro4">
          <table:table-cell table:style-name="ce9" office:value-type="string">
            <text:p>Investiton in Landflächen</text:p>
          </table:table-cell>
          <table:table-cell table:style-name="ce21"/>
          <table:table-cell table:style-name="ce29"/>
          <table:table-cell table:style-name="ce23"/>
          <table:table-cell table:number-columns-repeated="1020"/>
        </table:table-row>
        <table:table-row table:style-name="ro4">
          <table:table-cell table:style-name="ce5" office:value-type="string">
            <text:p>Kaufpreis ca. </text:p>
          </table:table-cell>
          <table:table-cell table:style-name="ce18"/>
          <table:table-cell table:style-name="ce33" office:value-type="float" office:value="0">
            <text:p>0 €</text:p>
          </table:table-cell>
          <table:table-cell table:style-name="ce23"/>
          <table:table-cell table:number-columns-repeated="1020"/>
        </table:table-row>
        <table:table-row table:style-name="ro4">
          <table:table-cell table:style-name="ce5" office:value-type="string">
            <text:p>Zahlungsart</text:p>
          </table:table-cell>
          <table:table-cell table:style-name="ce19"/>
          <table:table-cell table:style-name="ce28" office:value-type="string">
            <text:p>Direkt</text:p>
          </table:table-cell>
          <table:table-cell table:style-name="ce23"/>
          <table:table-cell table:number-columns-repeated="1020"/>
        </table:table-row>
        <table:table-row table:style-name="ro4">
          <table:table-cell table:style-name="ce5" office:value-type="string">
            <text:p>Wertsteigerung</text:p>
          </table:table-cell>
          <table:table-cell table:style-name="ce18"/>
          <table:table-cell table:style-name="ce29" office:value-type="string">
            <text:p>Gering</text:p>
          </table:table-cell>
          <table:table-cell table:style-name="ce23"/>
          <table:table-cell table:number-columns-repeated="1020"/>
        </table:table-row>
        <table:table-row table:style-name="ro4">
          <table:table-cell table:style-name="ce9" office:value-type="string">
            <text:p>Operationelle Kosten</text:p>
          </table:table-cell>
          <table:table-cell table:style-name="ce19"/>
          <table:table-cell table:style-name="ce28"/>
          <table:table-cell table:style-name="ce23"/>
          <table:table-cell table:number-columns-repeated="1020"/>
        </table:table-row>
        <table:table-row table:style-name="ro4">
          <table:table-cell table:style-name="ce5" office:value-type="string">
            <text:p>Betriebsausgaben p.a.</text:p>
          </table:table-cell>
          <table:table-cell table:style-name="ce19"/>
          <table:table-cell table:style-name="ce34" office:value-type="currency" office:currency="EUR" office:value="300000">
            <text:p><text:s/>300 000,00 € </text:p>
          </table:table-cell>
          <table:table-cell table:style-name="ce23"/>
          <table:table-cell table:number-columns-repeated="1020"/>
        </table:table-row>
        <table:table-row table:style-name="ro4">
          <table:table-cell table:style-name="ce5" office:value-type="string">
            <text:p>Kostensteigerung p.a.</text:p>
          </table:table-cell>
          <table:table-cell table:style-name="ce21"/>
          <table:table-cell table:style-name="ce32" office:value-type="percentage" office:value="0">
            <text:p>0%</text:p>
          </table:table-cell>
          <table:table-cell table:style-name="ce23"/>
          <table:table-cell table:number-columns-repeated="1020"/>
        </table:table-row>
        <table:table-row table:style-name="ro4">
          <table:table-cell table:style-name="ce5" office:value-type="string">
            <text:p>Instandhaltungsreserven</text:p>
          </table:table-cell>
          <table:table-cell table:style-name="ce18"/>
          <table:table-cell table:style-name="ce30" office:value-type="float" office:value="1000">
            <text:p>1 000 €</text:p>
          </table:table-cell>
          <table:table-cell table:style-name="ce23"/>
          <table:table-cell table:number-columns-repeated="1020"/>
        </table:table-row>
        <table:table-row table:style-name="ro4">
          <table:table-cell table:style-name="ce9" office:value-type="string">
            <text:p>Sonstiger Input</text:p>
          </table:table-cell>
          <table:table-cell table:style-name="ce19"/>
          <table:table-cell table:style-name="ce28"/>
          <table:table-cell table:style-name="ce23"/>
          <table:table-cell table:number-columns-repeated="1020"/>
        </table:table-row>
        <table:table-row table:style-name="ro6">
          <table:table-cell table:style-name="ce7" office:value-type="string">
            <text:p>Gewichtete durchschnittliche Kapitalkosten</text:p>
          </table:table-cell>
          <table:table-cell table:style-name="ce19"/>
          <table:table-cell table:style-name="ce32" office:value-type="percentage" office:value="0.05">
            <text:p>5%</text:p>
          </table:table-cell>
          <table:table-cell table:style-name="ce23"/>
          <table:table-cell table:number-columns-repeated="1020"/>
        </table:table-row>
        <table:table-row table:style-name="ro7">
          <table:table-cell table:style-name="ce8" office:value-type="string">
            <text:p>Effizienzte Auslastung der Anlage</text:p>
          </table:table-cell>
          <table:table-cell table:style-name="ce21"/>
          <table:table-cell table:style-name="ce28" office:value-type="string">
            <text:p>97% p.a.</text:p>
          </table:table-cell>
          <table:table-cell table:style-name="ce23"/>
          <table:table-cell table:number-columns-repeated="1020"/>
        </table:table-row>
        <table:table-row table:style-name="ro4">
          <table:table-cell table:style-name="ce5" office:value-type="string">
            <text:p>Betriebszeitraum</text:p>
          </table:table-cell>
          <table:table-cell table:style-name="ce21"/>
          <table:table-cell table:style-name="ce29" office:value-type="string">
            <text:p>&lt; 20 Jahre</text:p>
          </table:table-cell>
          <table:table-cell table:style-name="ce23"/>
          <table:table-cell table:number-columns-repeated="1020"/>
        </table:table-row>
        <table:table-row table:style-name="ro4">
          <table:table-cell table:style-name="ce10" office:value-type="string">
            <text:p>Wechselkurs EUR:IRR</text:p>
          </table:table-cell>
          <table:table-cell table:style-name="ce21"/>
          <table:table-cell table:style-name="ce28" office:value-type="string">
            <text:p>n.a.</text:p>
          </table:table-cell>
          <table:table-cell table:style-name="ce23"/>
          <table:table-cell table:number-columns-repeated="1020"/>
        </table:table-row>
        <table:table-row table:style-name="ro4">
          <table:table-cell table:style-name="ce5" office:value-type="string">
            <text:p>Steuerfreie Jahre</text:p>
          </table:table-cell>
          <table:table-cell table:style-name="ce22"/>
          <table:table-cell table:style-name="ce35" office:value-type="float" office:value="0">
            <text:p>0</text:p>
          </table:table-cell>
          <table:table-cell table:style-name="ce23"/>
          <table:table-cell table:number-columns-repeated="1020"/>
        </table:table-row>
        <table:table-row table:style-name="ro4">
          <table:table-cell table:style-name="ce10" office:value-type="string">
            <text:p>Herkunft der Module</text:p>
          </table:table-cell>
          <table:table-cell table:style-name="ce18"/>
          <table:table-cell table:style-name="ce29" office:value-type="string">
            <text:p>Russische Föderation</text:p>
          </table:table-cell>
          <table:table-cell table:style-name="ce23"/>
          <table:table-cell table:number-columns-repeated="1020"/>
        </table:table-row>
        <table:table-row table:style-name="ro4" table:number-rows-repeated="2">
          <table:table-cell table:number-columns-repeated="1024"/>
        </table:table-row>
        <table:table-row table:style-name="ro8">
          <table:table-cell table:style-name="ce12" office:value-type="string" table:number-columns-spanned="3" table:number-rows-spanned="3">
            <text:p>Abkürzung für Megawatt Peak (Spitzenleistung), Einheit der maximalen Leistung eines Photovoltaik-Kraftwerks. Ein MWp = 1.000 Kilowatt peak (kWp). Leistung und Energie</text:p>
            <text:p/>
            <text:p>Die tatsächliche Leistung einer Photovoltaikanlage wird in kW (Kilowatt) gemessen. Die Leistung ändert sich ständig, weil sie vom Wetter und vom Einfallswinkel des Sonnenlichts abhängt. Nicht zu verwechseln mit der Leistung ist der Ertrag der Photovoltaikanlage, der in kWh angegeben wird. Sinnvollerweise wird hier meist der Ertrag pro Jahr angegeben. Der Ertrag errechnet sich aus Produkt aus Leistung und Zeit.</text:p>
            <text:p/>
          </table:table-cell>
          <table:covered-table-cell table:number-columns-repeated="2" table:style-name="ce13"/>
          <table:table-cell table:number-columns-repeated="1021"/>
        </table:table-row>
        <table:table-row table:style-name="ro4">
          <table:covered-table-cell table:number-columns-repeated="3" table:style-name="ce13"/>
          <table:table-cell table:number-columns-repeated="1021"/>
        </table:table-row>
        <table:table-row table:style-name="ro9">
          <table:covered-table-cell table:number-columns-repeated="3" table:style-name="ce13"/>
          <table:table-cell table:number-columns-repeated="1021"/>
        </table:table-row>
        <table:table-row table:style-name="ro4" table:number-rows-repeated="3">
          <table:table-cell table:number-columns-repeated="1024"/>
        </table:table-row>
        <table:table-row table:style-name="ro10" table:visibility="collapse">
          <table:table-cell table:number-columns-repeated="1024"/>
        </table:table-row>
        <table:table-row table:style-name="ro4" table:visibility="collapse">
          <table:table-cell table:number-columns-repeated="1024"/>
        </table:table-row>
        <table:table-row table:style-name="ro4" table:number-rows-repeated="1048526">
          <table:table-cell table:number-columns-repeated="1024"/>
        </table:table-row>
        <table:table-row table:style-name="ro4">
          <table:table-cell table:number-columns-repeated="1024"/>
        </table:table-row>
      </table:table>
      <table:table table:name="Rentabilitätsvorschau" table:style-name="ta2" table:print="false">
        <table:table-column table:style-name="co5" table:default-cell-style-name="Excel_20_Built-in_20_Normal"/>
        <table:table-column table:style-name="co6" table:default-cell-style-name="ce45"/>
        <table:table-column table:style-name="co7" table:default-cell-style-name="ce45"/>
        <table:table-column table:style-name="co8" table:default-cell-style-name="ce45"/>
        <table:table-column table:style-name="co9" table:default-cell-style-name="ce45"/>
        <table:table-column table:style-name="co10" table:default-cell-style-name="ce45"/>
        <table:table-column table:style-name="co11" table:default-cell-style-name="ce45"/>
        <table:table-column table:style-name="co12" table:default-cell-style-name="ce45"/>
        <table:table-column table:style-name="co13" table:default-cell-style-name="ce45"/>
        <table:table-column table:style-name="co11" table:default-cell-style-name="ce45"/>
        <table:table-column table:style-name="co14" table:default-cell-style-name="ce45"/>
        <table:table-column table:style-name="co15" table:default-cell-style-name="ce45"/>
        <table:table-column table:style-name="co16" table:default-cell-style-name="ce45"/>
        <table:table-column table:style-name="co10" table:default-cell-style-name="ce45"/>
        <table:table-column table:style-name="co17" table:default-cell-style-name="ce45"/>
        <table:table-column table:style-name="co10" table:default-cell-style-name="ce45"/>
        <table:table-column table:style-name="co14"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4" table:number-columns-repeated="1003" table:default-cell-style-name="Excel_20_Built-in_20_Normal"/>
        <table:table-row table:style-name="ro11">
          <table:table-cell table:style-name="ce36" office:value-type="string">
            <text:p>Profite und Verluste</text:p>
          </table:table-cell>
          <table:table-cell table:style-name="ce40" table:number-columns-repeated="20"/>
          <table:table-cell table:style-name="ce23" table:number-columns-repeated="1003"/>
        </table:table-row>
        <table:table-row table:style-name="ro12">
          <table:table-cell table:style-name="ce5" office:value-type="string">
            <text:p>Betriebsjahr </text:p>
          </table:table-cell>
          <table:table-cell table:style-name="ce19" office:value-type="float" office:value="1">
            <text:p>1</text:p>
          </table:table-cell>
          <table:table-cell table:style-name="ce19" office:value-type="float" office:value="2">
            <text:p>2</text:p>
          </table:table-cell>
          <table:table-cell table:style-name="ce19" office:value-type="float" office:value="3">
            <text:p>3</text:p>
          </table:table-cell>
          <table:table-cell table:style-name="ce19" office:value-type="float" office:value="4">
            <text:p>4</text:p>
          </table:table-cell>
          <table:table-cell table:style-name="ce19" office:value-type="float" office:value="5">
            <text:p>5</text:p>
          </table:table-cell>
          <table:table-cell table:style-name="ce19" office:value-type="float" office:value="6">
            <text:p>6</text:p>
          </table:table-cell>
          <table:table-cell table:style-name="ce19" office:value-type="float" office:value="7">
            <text:p>7</text:p>
          </table:table-cell>
          <table:table-cell table:style-name="ce19" office:value-type="float" office:value="8">
            <text:p>8</text:p>
          </table:table-cell>
          <table:table-cell table:style-name="ce19" office:value-type="float" office:value="9">
            <text:p>9</text:p>
          </table:table-cell>
          <table:table-cell table:style-name="ce19" office:value-type="float" office:value="10">
            <text:p>10</text:p>
          </table:table-cell>
          <table:table-cell table:style-name="ce19" office:value-type="float" office:value="11">
            <text:p>11</text:p>
          </table:table-cell>
          <table:table-cell table:style-name="ce19" office:value-type="float" office:value="12">
            <text:p>12</text:p>
          </table:table-cell>
          <table:table-cell table:style-name="ce19" office:value-type="float" office:value="13">
            <text:p>13</text:p>
          </table:table-cell>
          <table:table-cell table:style-name="ce19" office:value-type="float" office:value="14">
            <text:p>14</text:p>
          </table:table-cell>
          <table:table-cell table:style-name="ce19" office:value-type="float" office:value="15">
            <text:p>15</text:p>
          </table:table-cell>
          <table:table-cell table:style-name="ce19" office:value-type="float" office:value="16">
            <text:p>16</text:p>
          </table:table-cell>
          <table:table-cell table:style-name="ce19" office:value-type="float" office:value="17">
            <text:p>17</text:p>
          </table:table-cell>
          <table:table-cell table:style-name="ce19" office:value-type="float" office:value="18">
            <text:p>18</text:p>
          </table:table-cell>
          <table:table-cell table:style-name="ce19" office:value-type="float" office:value="19">
            <text:p>19</text:p>
          </table:table-cell>
          <table:table-cell table:style-name="ce19" office:value-type="float" office:value="20">
            <text:p>20</text:p>
          </table:table-cell>
          <table:table-cell table:style-name="ce23" table:number-columns-repeated="1003"/>
        </table:table-row>
        <table:table-row table:style-name="ro13">
          <table:table-cell table:style-name="ce5" office:value-type="string">
            <text:p>Produktion (kw/h)</text:p>
          </table:table-cell>
          <table:table-cell table:style-name="ce41" office:value-type="float" office:value="138240000">
            <text:p>138 240 000</text:p>
          </table:table-cell>
          <table:table-cell table:style-name="ce47" table:formula="of:=[.B3]-(([.B3]/100)*0.7)" office:value-type="float" office:value="137272320">
            <text:p><text:s/>137 272 320 <text:s text:c="3"/></text:p>
          </table:table-cell>
          <table:table-cell table:style-name="ce47" table:formula="of:=[.C3]-(([.C3]/100)*0.7)" office:value-type="float" office:value="136311413.76">
            <text:p><text:s/>136 311 414 <text:s text:c="3"/></text:p>
          </table:table-cell>
          <table:table-cell table:style-name="ce47" table:formula="of:=[.D3]-(([.D3]/100)*0.7)" office:value-type="float" office:value="135357233.86368">
            <text:p><text:s/>135 357 234 <text:s text:c="3"/></text:p>
          </table:table-cell>
          <table:table-cell table:style-name="ce47" table:formula="of:=[.E3]-(([.E3]/100)*0.7)" office:value-type="float" office:value="134409733.226634">
            <text:p><text:s/>134 409 733 <text:s text:c="3"/></text:p>
          </table:table-cell>
          <table:table-cell table:style-name="ce47" table:formula="of:=[.F3]-(([.F3]/100)*0.7)" office:value-type="float" office:value="133468865.094048">
            <text:p><text:s/>133 468 865 <text:s text:c="3"/></text:p>
          </table:table-cell>
          <table:table-cell table:style-name="ce47" table:formula="of:=[.G3]-(([.G3]/100)*0.7)" office:value-type="float" office:value="132534583.038389">
            <text:p><text:s/>132 534 583 <text:s text:c="3"/></text:p>
          </table:table-cell>
          <table:table-cell table:style-name="ce47" table:formula="of:=[.H3]-(([.H3]/100)*0.7)" office:value-type="float" office:value="131606840.957121">
            <text:p><text:s/>131 606 841 <text:s text:c="3"/></text:p>
          </table:table-cell>
          <table:table-cell table:style-name="ce47" table:formula="of:=[.I3]-(([.I3]/100)*0.7)" office:value-type="float" office:value="130685593.070421">
            <text:p><text:s/>130 685 593 <text:s text:c="3"/></text:p>
          </table:table-cell>
          <table:table-cell table:style-name="ce47" table:formula="of:=[.J3]-(([.J3]/100)*0.7)" office:value-type="float" office:value="129770793.918928">
            <text:p><text:s/>129 770 794 <text:s text:c="3"/></text:p>
          </table:table-cell>
          <table:table-cell table:style-name="ce47" table:formula="of:=[.K3]-(([.K3]/100)*0.7)" office:value-type="float" office:value="128862398.361495">
            <text:p><text:s/>128 862 398 <text:s text:c="3"/></text:p>
          </table:table-cell>
          <table:table-cell table:style-name="ce47" table:formula="of:=[.L3]-(([.L3]/100)*0.7)" office:value-type="float" office:value="127960361.572965">
            <text:p><text:s/>127 960 362 <text:s text:c="3"/></text:p>
          </table:table-cell>
          <table:table-cell table:style-name="ce47" table:formula="of:=[.M3]-(([.M3]/100)*0.7)" office:value-type="float" office:value="127064639.041954">
            <text:p><text:s/>127 064 639 <text:s text:c="3"/></text:p>
          </table:table-cell>
          <table:table-cell table:style-name="ce47" table:formula="of:=[.N3]-(([.N3]/100)*0.7)" office:value-type="float" office:value="126175186.568661">
            <text:p><text:s/>126 175 187 <text:s text:c="3"/></text:p>
          </table:table-cell>
          <table:table-cell table:style-name="ce47" table:formula="of:=[.O3]-(([.O3]/100)*0.7)" office:value-type="float" office:value="125291960.26268">
            <text:p><text:s/>125 291 960 <text:s text:c="3"/></text:p>
          </table:table-cell>
          <table:table-cell table:style-name="ce47" table:formula="of:=[.P3]-(([.P3]/100)*0.7)" office:value-type="float" office:value="124414916.540841">
            <text:p><text:s/>124 414 917 <text:s text:c="3"/></text:p>
          </table:table-cell>
          <table:table-cell table:style-name="ce47" table:formula="of:=[.Q3]-(([.Q3]/100)*0.7)" office:value-type="float" office:value="123544012.125055">
            <text:p><text:s/>123 544 012 <text:s text:c="3"/></text:p>
          </table:table-cell>
          <table:table-cell table:style-name="ce47" table:formula="of:=[.R3]-(([.R3]/100)*0.7)" office:value-type="float" office:value="122679204.04018">
            <text:p><text:s/>122 679 204 <text:s text:c="3"/></text:p>
          </table:table-cell>
          <table:table-cell table:style-name="ce47" table:formula="of:=[.S3]-(([.S3]/100)*0.7)" office:value-type="float" office:value="121820449.611899">
            <text:p><text:s/>121 820 450 <text:s text:c="3"/></text:p>
          </table:table-cell>
          <table:table-cell table:style-name="ce47" table:formula="of:=[.T3]-(([.T3]/100)*0.7)" office:value-type="float" office:value="120967706.464615">
            <text:p><text:s/>120 967 706 <text:s text:c="3"/></text:p>
          </table:table-cell>
          <table:table-cell table:style-name="ce23" table:number-columns-repeated="1003"/>
        </table:table-row>
        <table:table-row table:style-name="ro13">
          <table:table-cell table:style-name="ce9" office:value-type="string">
            <text:p>Umsatz</text:p>
          </table:table-cell>
          <table:table-cell table:style-name="ce42" table:formula="of:=[.B3]*0.04" office:value-type="currency" office:currency="EUR" office:value="5529600">
            <text:p><text:s/>5 529 600,00 € </text:p>
          </table:table-cell>
          <table:table-cell table:style-name="ce48" table:formula="of:=[.C3]*0.04" office:value-type="float" office:value="5490892.8">
            <text:p><text:s/>5 490 893 <text:s text:c="3"/></text:p>
          </table:table-cell>
          <table:table-cell table:style-name="ce48" table:formula="of:=[.D3]*0.04" office:value-type="float" office:value="5452456.5504">
            <text:p><text:s/>5 452 457 <text:s text:c="3"/></text:p>
          </table:table-cell>
          <table:table-cell table:style-name="ce48" table:formula="of:=[.E3]*0.04" office:value-type="float" office:value="5414289.3545472">
            <text:p><text:s/>5 414 289 <text:s text:c="3"/></text:p>
          </table:table-cell>
          <table:table-cell table:style-name="ce48" table:formula="of:=[.F3]*0.04" office:value-type="float" office:value="5376389.32906537">
            <text:p><text:s/>5 376 389 <text:s text:c="3"/></text:p>
          </table:table-cell>
          <table:table-cell table:style-name="ce48" table:formula="of:=[.G3]*0.04" office:value-type="float" office:value="5338754.60376191">
            <text:p><text:s/>5 338 755 <text:s text:c="3"/></text:p>
          </table:table-cell>
          <table:table-cell table:style-name="ce48" table:formula="of:=[.H3]*0.04" office:value-type="float" office:value="5301383.32153558">
            <text:p><text:s/>5 301 383 <text:s text:c="3"/></text:p>
          </table:table-cell>
          <table:table-cell table:style-name="ce48" table:formula="of:=[.I3]*0.04" office:value-type="float" office:value="5264273.63828483">
            <text:p><text:s/>5 264 274 <text:s text:c="3"/></text:p>
          </table:table-cell>
          <table:table-cell table:style-name="ce48" table:formula="of:=[.J3]*0.04" office:value-type="float" office:value="5227423.72281684">
            <text:p><text:s/>5 227 424 <text:s text:c="3"/></text:p>
          </table:table-cell>
          <table:table-cell table:style-name="ce48" table:formula="of:=[.K3]*0.04" office:value-type="float" office:value="5190831.75675712">
            <text:p><text:s/>5 190 832 <text:s text:c="3"/></text:p>
          </table:table-cell>
          <table:table-cell table:style-name="ce48" table:formula="of:=[.L3]*0.04" office:value-type="float" office:value="5154495.93445982">
            <text:p><text:s/>5 154 496 <text:s text:c="3"/></text:p>
          </table:table-cell>
          <table:table-cell table:style-name="ce48" table:formula="of:=[.M3]*0.04" office:value-type="float" office:value="5118414.4629186">
            <text:p><text:s/>5 118 414 <text:s text:c="3"/></text:p>
          </table:table-cell>
          <table:table-cell table:style-name="ce48" table:formula="of:=[.N3]*0.04" office:value-type="float" office:value="5082585.56167817">
            <text:p><text:s/>5 082 586 <text:s text:c="3"/></text:p>
          </table:table-cell>
          <table:table-cell table:style-name="ce48" table:formula="of:=[.O3]*0.04" office:value-type="float" office:value="5047007.46274642">
            <text:p><text:s/>5 047 007 <text:s text:c="3"/></text:p>
          </table:table-cell>
          <table:table-cell table:style-name="ce48" table:formula="of:=[.P3]*0.04" office:value-type="float" office:value="5011678.4105072">
            <text:p><text:s/>5 011 678 <text:s text:c="3"/></text:p>
          </table:table-cell>
          <table:table-cell table:style-name="ce48" table:formula="of:=[.Q3]*0.04" office:value-type="float" office:value="4976596.66163365">
            <text:p><text:s/>4 976 597 <text:s text:c="3"/></text:p>
          </table:table-cell>
          <table:table-cell table:style-name="ce48" table:formula="of:=[.R3]*0.04" office:value-type="float" office:value="4941760.48500221">
            <text:p><text:s/>4 941 760 <text:s text:c="3"/></text:p>
          </table:table-cell>
          <table:table-cell table:style-name="ce48" table:formula="of:=[.S3]*0.04" office:value-type="float" office:value="4907168.1616072">
            <text:p><text:s/>4 907 168 <text:s text:c="3"/></text:p>
          </table:table-cell>
          <table:table-cell table:style-name="ce48" table:formula="of:=[.T3]*0.04" office:value-type="float" office:value="4872817.98447594">
            <text:p><text:s/>4 872 818 <text:s text:c="3"/></text:p>
          </table:table-cell>
          <table:table-cell table:style-name="ce48" table:formula="of:=[.U3]*0.04" office:value-type="float" office:value="4838708.25858461">
            <text:p><text:s/>4 838 708 <text:s text:c="3"/></text:p>
          </table:table-cell>
          <table:table-cell table:style-name="ce23" table:number-columns-repeated="1003"/>
        </table:table-row>
        <table:table-row table:style-name="ro4">
          <table:table-cell table:style-name="ce5" office:value-type="string">
            <text:p>Mietkosten</text:p>
          </table:table-cell>
          <table:table-cell table:number-columns-repeated="20" table:style-name="ce43" office:value-type="float" office:value="0">
            <text:p>0 €</text:p>
          </table:table-cell>
          <table:table-cell table:style-name="ce23" table:number-columns-repeated="1003"/>
        </table:table-row>
        <table:table-row table:style-name="ro6">
          <table:table-cell table:style-name="ce7" office:value-type="string">
            <text:p>Betriebs- und Instandhaltungs-kosten </text:p>
          </table:table-cell>
          <table:table-cell table:style-name="ce43" office:value-type="float" office:value="375000">
            <text:p>375 000 €</text:p>
          </table:table-cell>
          <table:table-cell table:number-columns-repeated="19" table:style-name="ce43" office:value-type="float" office:value="300000">
            <text:p>300 000 €</text:p>
          </table:table-cell>
          <table:table-cell table:style-name="ce23" table:number-columns-repeated="1003"/>
        </table:table-row>
        <table:table-row table:style-name="ro4">
          <table:table-cell table:style-name="ce5" office:value-type="string">
            <text:p>Reserven</text:p>
          </table:table-cell>
          <table:table-cell table:number-columns-repeated="20" table:style-name="ce43" office:value-type="float" office:value="1000">
            <text:p>1 000 €</text:p>
          </table:table-cell>
          <table:table-cell table:style-name="ce23" table:number-columns-repeated="1003"/>
        </table:table-row>
        <table:table-row table:style-name="ro4">
          <table:table-cell table:style-name="ce5" office:value-type="string">
            <text:p>Fördermittel</text:p>
          </table:table-cell>
          <table:table-cell table:style-name="ce43" office:value-type="float" office:value="22475000">
            <text:p>22 475 000 €</text:p>
          </table:table-cell>
          <table:table-cell table:number-columns-repeated="19" table:style-name="ce43" office:value-type="float" office:value="0">
            <text:p>0 €</text:p>
          </table:table-cell>
          <table:table-cell table:style-name="ce23" table:number-columns-repeated="1003"/>
        </table:table-row>
        <table:table-row table:style-name="ro3">
          <table:table-cell table:style-name="ce9" office:value-type="string">
            <text:p>EBITDA</text:p>
          </table:table-cell>
          <table:table-cell table:style-name="ce42" table:formula="of:=[.B4]-SUM([.B6:.B7])+[.B8]" office:value-type="currency" office:currency="EUR" office:value="27628600">
            <text:p><text:s/>27 628 600,00 € </text:p>
          </table:table-cell>
          <table:table-cell table:style-name="ce42" table:formula="of:=[.C4]-SUM([.C6:.C7])+[.C8]" office:value-type="currency" office:currency="EUR" office:value="5189892.8">
            <text:p><text:s/>5 189 892,80 € </text:p>
          </table:table-cell>
          <table:table-cell table:style-name="ce42" table:formula="of:=[.D4]-SUM([.D6:.D7])+[.D8]" office:value-type="currency" office:currency="EUR" office:value="5151456.5504">
            <text:p><text:s/>5 151 456,55 € </text:p>
          </table:table-cell>
          <table:table-cell table:style-name="ce42" table:formula="of:=[.E4]-SUM([.E6:.E7])+[.E8]" office:value-type="currency" office:currency="EUR" office:value="5113289.3545472">
            <text:p><text:s/>5 113 289,35 € </text:p>
          </table:table-cell>
          <table:table-cell table:style-name="ce42" table:formula="of:=[.F4]-SUM([.F6:.F7])+[.F8]" office:value-type="currency" office:currency="EUR" office:value="5075389.32906537">
            <text:p><text:s/>5 075 389,33 € </text:p>
          </table:table-cell>
          <table:table-cell table:style-name="ce42" table:formula="of:=[.G4]-SUM([.G6:.G7])+[.G8]" office:value-type="currency" office:currency="EUR" office:value="5037754.60376191">
            <text:p><text:s/>5 037 754,60 € </text:p>
          </table:table-cell>
          <table:table-cell table:style-name="ce42" table:formula="of:=[.H4]-SUM([.H6:.H7])+[.H8]" office:value-type="currency" office:currency="EUR" office:value="5000383.32153558">
            <text:p><text:s/>5 000 383,32 € </text:p>
          </table:table-cell>
          <table:table-cell table:style-name="ce42" table:formula="of:=[.I4]-SUM([.I6:.I7])+[.I8]" office:value-type="currency" office:currency="EUR" office:value="4963273.63828483">
            <text:p><text:s/>4 963 273,64 € </text:p>
          </table:table-cell>
          <table:table-cell table:style-name="ce42" table:formula="of:=[.J4]-SUM([.J6:.J7])+[.J8]" office:value-type="currency" office:currency="EUR" office:value="4926423.72281684">
            <text:p><text:s/>4 926 423,72 € </text:p>
          </table:table-cell>
          <table:table-cell table:style-name="ce42" table:formula="of:=[.K4]-SUM([.K6:.K7])+[.K8]" office:value-type="currency" office:currency="EUR" office:value="4889831.75675712">
            <text:p><text:s/>4 889 831,76 € </text:p>
          </table:table-cell>
          <table:table-cell table:style-name="ce42" table:formula="of:=[.L4]-SUM([.L6:.L7])+[.L8]" office:value-type="currency" office:currency="EUR" office:value="4853495.93445982">
            <text:p><text:s/>4 853 495,93 € </text:p>
          </table:table-cell>
          <table:table-cell table:style-name="ce42" table:formula="of:=[.M4]-SUM([.M6:.M7])+[.M8]" office:value-type="currency" office:currency="EUR" office:value="4817414.4629186">
            <text:p><text:s/>4 817 414,46 € </text:p>
          </table:table-cell>
          <table:table-cell table:style-name="ce42" table:formula="of:=[.N4]-SUM([.N6:.N7])+[.N8]" office:value-type="currency" office:currency="EUR" office:value="4781585.56167817">
            <text:p><text:s/>4 781 585,56 € </text:p>
          </table:table-cell>
          <table:table-cell table:style-name="ce42" table:formula="of:=[.O4]-SUM([.O6:.O7])+[.O8]" office:value-type="currency" office:currency="EUR" office:value="4746007.46274642">
            <text:p><text:s/>4 746 007,46 € </text:p>
          </table:table-cell>
          <table:table-cell table:style-name="ce42" table:formula="of:=[.P4]-SUM([.P6:.P7])+[.P8]" office:value-type="currency" office:currency="EUR" office:value="4710678.4105072">
            <text:p><text:s/>4 710 678,41 € </text:p>
          </table:table-cell>
          <table:table-cell table:style-name="ce42" table:formula="of:=[.Q4]-SUM([.Q6:.Q7])+[.Q8]" office:value-type="currency" office:currency="EUR" office:value="4675596.66163365">
            <text:p><text:s/>4 675 596,66 € </text:p>
          </table:table-cell>
          <table:table-cell table:style-name="ce42" table:formula="of:=[.R4]-SUM([.R6:.R7])+[.R8]" office:value-type="currency" office:currency="EUR" office:value="4640760.48500221">
            <text:p><text:s/>4 640 760,49 € </text:p>
          </table:table-cell>
          <table:table-cell table:style-name="ce42" table:formula="of:=[.S4]-SUM([.S6:.S7])+[.S8]" office:value-type="currency" office:currency="EUR" office:value="4606168.16160719">
            <text:p><text:s/>4 606 168,16 € </text:p>
          </table:table-cell>
          <table:table-cell table:style-name="ce42" table:formula="of:=[.T4]-SUM([.T6:.T7])+[.T8]" office:value-type="currency" office:currency="EUR" office:value="4571817.98447594">
            <text:p><text:s/>4 571 817,98 € </text:p>
          </table:table-cell>
          <table:table-cell table:style-name="ce42" table:formula="of:=[.U4]-SUM([.U6:.U7])+[.U8]" office:value-type="currency" office:currency="EUR" office:value="4537708.25858461">
            <text:p><text:s/>4 537 708,26 € </text:p>
          </table:table-cell>
          <table:table-cell table:style-name="ce23" table:number-columns-repeated="1003"/>
        </table:table-row>
        <table:table-row table:style-name="ro14">
          <table:table-cell table:style-name="ce7" office:value-type="string">
            <text:p>Abschreibungen für die Anlage</text:p>
          </table:table-cell>
          <table:table-cell table:number-columns-repeated="20" table:style-name="ce43" office:value-type="float" office:value="1125000">
            <text:p>1 125 000 €</text:p>
          </table:table-cell>
          <table:table-cell table:style-name="ce23" office:value-type="string">
            <text:p>lineare Abschreibung</text:p>
          </table:table-cell>
          <table:table-cell table:style-name="ce23" table:number-columns-repeated="1002"/>
        </table:table-row>
        <table:table-row table:style-name="ro15">
          <table:table-cell table:style-name="ce7" office:value-type="string">
            <text:p>Abschreibungen für Land</text:p>
          </table:table-cell>
          <table:table-cell table:number-columns-repeated="20" table:style-name="ce43" office:value-type="float" office:value="0">
            <text:p>0 €</text:p>
          </table:table-cell>
          <table:table-cell table:style-name="ce23" table:number-columns-repeated="1003"/>
        </table:table-row>
        <table:table-row table:style-name="ro16">
          <table:table-cell table:style-name="ce9" office:value-type="string">
            <text:p>EBIT</text:p>
          </table:table-cell>
          <table:table-cell table:style-name="ce42" table:formula="of:=[.B9]-SUM([.B10:.B11])" office:value-type="currency" office:currency="EUR" office:value="26503600">
            <text:p><text:s/>26 503 600,00 € </text:p>
          </table:table-cell>
          <table:table-cell table:style-name="ce42" table:formula="of:=[.C9]-SUM([.C10:.C11])" office:value-type="currency" office:currency="EUR" office:value="4064892.8">
            <text:p><text:s/>4 064 892,80 € </text:p>
          </table:table-cell>
          <table:table-cell table:style-name="ce42" table:formula="of:=[.D9]-SUM([.D10:.D11])" office:value-type="currency" office:currency="EUR" office:value="4026456.5504">
            <text:p><text:s/>4 026 456,55 € </text:p>
          </table:table-cell>
          <table:table-cell table:style-name="ce42" table:formula="of:=[.E9]-SUM([.E10:.E11])" office:value-type="currency" office:currency="EUR" office:value="3988289.3545472">
            <text:p><text:s/>3 988 289,35 € </text:p>
          </table:table-cell>
          <table:table-cell table:style-name="ce42" table:formula="of:=[.F9]-SUM([.F10:.F11])" office:value-type="currency" office:currency="EUR" office:value="3950389.32906537">
            <text:p><text:s/>3 950 389,33 € </text:p>
          </table:table-cell>
          <table:table-cell table:style-name="ce42" table:formula="of:=[.G9]-SUM([.G10:.G11])" office:value-type="currency" office:currency="EUR" office:value="3912754.60376191">
            <text:p><text:s/>3 912 754,60 € </text:p>
          </table:table-cell>
          <table:table-cell table:style-name="ce42" table:formula="of:=[.H9]-SUM([.H10:.H11])" office:value-type="currency" office:currency="EUR" office:value="3875383.32153558">
            <text:p><text:s/>3 875 383,32 € </text:p>
          </table:table-cell>
          <table:table-cell table:style-name="ce42" table:formula="of:=[.I9]-SUM([.I10:.I11])" office:value-type="currency" office:currency="EUR" office:value="3838273.63828483">
            <text:p><text:s/>3 838 273,64 € </text:p>
          </table:table-cell>
          <table:table-cell table:style-name="ce42" table:formula="of:=[.J9]-SUM([.J10:.J11])" office:value-type="currency" office:currency="EUR" office:value="3801423.72281684">
            <text:p><text:s/>3 801 423,72 € </text:p>
          </table:table-cell>
          <table:table-cell table:style-name="ce42" table:formula="of:=[.K9]-SUM([.K10:.K11])" office:value-type="currency" office:currency="EUR" office:value="3764831.75675712">
            <text:p><text:s/>3 764 831,76 € </text:p>
          </table:table-cell>
          <table:table-cell table:style-name="ce42" table:formula="of:=[.L9]-SUM([.L10:.L11])" office:value-type="currency" office:currency="EUR" office:value="3728495.93445982">
            <text:p><text:s/>3 728 495,93 € </text:p>
          </table:table-cell>
          <table:table-cell table:style-name="ce42" table:formula="of:=[.M9]-SUM([.M10:.M11])" office:value-type="currency" office:currency="EUR" office:value="3692414.4629186">
            <text:p><text:s/>3 692 414,46 € </text:p>
          </table:table-cell>
          <table:table-cell table:style-name="ce42" table:formula="of:=[.N9]-SUM([.N10:.N11])" office:value-type="currency" office:currency="EUR" office:value="3656585.56167817">
            <text:p><text:s/>3 656 585,56 € </text:p>
          </table:table-cell>
          <table:table-cell table:style-name="ce42" table:formula="of:=[.O9]-SUM([.O10:.O11])" office:value-type="currency" office:currency="EUR" office:value="3621007.46274642">
            <text:p><text:s/>3 621 007,46 € </text:p>
          </table:table-cell>
          <table:table-cell table:style-name="ce42" table:formula="of:=[.P9]-SUM([.P10:.P11])" office:value-type="currency" office:currency="EUR" office:value="3585678.4105072">
            <text:p><text:s/>3 585 678,41 € </text:p>
          </table:table-cell>
          <table:table-cell table:style-name="ce42" table:formula="of:=[.Q9]-SUM([.Q10:.Q11])" office:value-type="currency" office:currency="EUR" office:value="3550596.66163365">
            <text:p><text:s/>3 550 596,66 € </text:p>
          </table:table-cell>
          <table:table-cell table:style-name="ce42" table:formula="of:=[.R9]-SUM([.R10:.R11])" office:value-type="currency" office:currency="EUR" office:value="3515760.48500221">
            <text:p><text:s/>3 515 760,49 € </text:p>
          </table:table-cell>
          <table:table-cell table:style-name="ce42" table:formula="of:=[.S9]-SUM([.S10:.S11])" office:value-type="currency" office:currency="EUR" office:value="3481168.16160719">
            <text:p><text:s/>3 481 168,16 € </text:p>
          </table:table-cell>
          <table:table-cell table:style-name="ce42" table:formula="of:=[.T9]-SUM([.T10:.T11])" office:value-type="currency" office:currency="EUR" office:value="3446817.98447594">
            <text:p><text:s/>3 446 817,98 € </text:p>
          </table:table-cell>
          <table:table-cell table:style-name="ce42" table:formula="of:=[.U9]-SUM([.U10:.U11])" office:value-type="currency" office:currency="EUR" office:value="3412708.25858461">
            <text:p><text:s/>3 412 708,26 € </text:p>
          </table:table-cell>
          <table:table-cell table:style-name="ce23" table:number-columns-repeated="1003"/>
        </table:table-row>
        <table:table-row table:style-name="ro4">
          <table:table-cell table:style-name="ce5" office:value-type="string">
            <text:p>Annuität</text:p>
          </table:table-cell>
          <table:table-cell table:number-columns-repeated="20" table:style-name="ce43" office:value-type="float" office:value="1309072.91377864">
            <text:p>1 309 073 €</text:p>
          </table:table-cell>
          <table:table-cell table:style-name="ce23" table:number-columns-repeated="1003"/>
        </table:table-row>
        <table:table-row table:style-name="ro12">
          <table:table-cell table:style-name="ce9" office:value-type="string">
            <text:p>EBT</text:p>
          </table:table-cell>
          <table:table-cell table:style-name="ce42" table:formula="of:=[.B12]-[.B13]" office:value-type="currency" office:currency="EUR" office:value="25194527.0862214">
            <text:p><text:s/>25 194 527,09 € </text:p>
          </table:table-cell>
          <table:table-cell table:style-name="ce42" table:formula="of:=[.C12]-[.C13]" office:value-type="currency" office:currency="EUR" office:value="2755819.88622136">
            <text:p><text:s/>2 755 819,89 € </text:p>
          </table:table-cell>
          <table:table-cell table:style-name="ce42" table:formula="of:=[.D12]-[.D13]" office:value-type="currency" office:currency="EUR" office:value="2717383.63662136">
            <text:p><text:s/>2 717 383,64 € </text:p>
          </table:table-cell>
          <table:table-cell table:style-name="ce42" table:formula="of:=[.E12]-[.E13]" office:value-type="currency" office:currency="EUR" office:value="2679216.44076856">
            <text:p><text:s/>2 679 216,44 € </text:p>
          </table:table-cell>
          <table:table-cell table:style-name="ce42" table:formula="of:=[.F12]-[.F13]" office:value-type="currency" office:currency="EUR" office:value="2641316.41528673">
            <text:p><text:s/>2 641 316,42 € </text:p>
          </table:table-cell>
          <table:table-cell table:style-name="ce42" table:formula="of:=[.G12]-[.G13]" office:value-type="currency" office:currency="EUR" office:value="2603681.68998327">
            <text:p><text:s/>2 603 681,69 € </text:p>
          </table:table-cell>
          <table:table-cell table:style-name="ce42" table:formula="of:=[.H12]-[.H13]" office:value-type="currency" office:currency="EUR" office:value="2566310.40775694">
            <text:p><text:s/>2 566 310,41 € </text:p>
          </table:table-cell>
          <table:table-cell table:style-name="ce42" table:formula="of:=[.I12]-[.I13]" office:value-type="currency" office:currency="EUR" office:value="2529200.72450619">
            <text:p><text:s/>2 529 200,72 € </text:p>
          </table:table-cell>
          <table:table-cell table:style-name="ce42" table:formula="of:=[.J12]-[.J13]" office:value-type="currency" office:currency="EUR" office:value="2492350.8090382">
            <text:p><text:s/>2 492 350,81 € </text:p>
          </table:table-cell>
          <table:table-cell table:style-name="ce42" table:formula="of:=[.K12]-[.K13]" office:value-type="currency" office:currency="EUR" office:value="2455758.84297848">
            <text:p><text:s/>2 455 758,84 € </text:p>
          </table:table-cell>
          <table:table-cell table:style-name="ce42" table:formula="of:=[.L12]-[.L13]" office:value-type="currency" office:currency="EUR" office:value="2419423.02068118">
            <text:p><text:s/>2 419 423,02 € </text:p>
          </table:table-cell>
          <table:table-cell table:style-name="ce42" table:formula="of:=[.M12]-[.M13]" office:value-type="currency" office:currency="EUR" office:value="2383341.54913996">
            <text:p><text:s/>2 383 341,55 € </text:p>
          </table:table-cell>
          <table:table-cell table:style-name="ce42" table:formula="of:=[.N12]-[.N13]" office:value-type="currency" office:currency="EUR" office:value="2347512.64789953">
            <text:p><text:s/>2 347 512,65 € </text:p>
          </table:table-cell>
          <table:table-cell table:style-name="ce42" table:formula="of:=[.O12]-[.O13]" office:value-type="currency" office:currency="EUR" office:value="2311934.54896778">
            <text:p><text:s/>2 311 934,55 € </text:p>
          </table:table-cell>
          <table:table-cell table:style-name="ce42" table:formula="of:=[.P12]-[.P13]" office:value-type="currency" office:currency="EUR" office:value="2276605.49672856">
            <text:p><text:s/>2 276 605,50 € </text:p>
          </table:table-cell>
          <table:table-cell table:style-name="ce42" table:formula="of:=[.Q12]-[.Q13]" office:value-type="currency" office:currency="EUR" office:value="2241523.74785501">
            <text:p><text:s/>2 241 523,75 € </text:p>
          </table:table-cell>
          <table:table-cell table:style-name="ce42" table:formula="of:=[.R12]-[.R13]" office:value-type="currency" office:currency="EUR" office:value="2206687.57122357">
            <text:p><text:s/>2 206 687,57 € </text:p>
          </table:table-cell>
          <table:table-cell table:style-name="ce42" table:formula="of:=[.S12]-[.S13]" office:value-type="currency" office:currency="EUR" office:value="2172095.24782855">
            <text:p><text:s/>2 172 095,25 € </text:p>
          </table:table-cell>
          <table:table-cell table:style-name="ce42" table:formula="of:=[.T12]-[.T13]" office:value-type="currency" office:currency="EUR" office:value="2137745.0706973">
            <text:p><text:s/>2 137 745,07 € </text:p>
          </table:table-cell>
          <table:table-cell table:style-name="ce42" table:formula="of:=[.U12]-[.U13]" office:value-type="currency" office:currency="EUR" office:value="2103635.34480597">
            <text:p><text:s/>2 103 635,34 € </text:p>
          </table:table-cell>
          <table:table-cell table:style-name="ce23" table:number-columns-repeated="1003"/>
        </table:table-row>
        <table:table-row table:style-name="ro15">
          <table:table-cell table:style-name="ce7" office:value-type="string">
            <text:p>Zu versteuernde Einnahmen</text:p>
          </table:table-cell>
          <table:table-cell table:style-name="ce42" table:formula="of:=[.B14]" office:value-type="currency" office:currency="EUR" office:value="25194527.0862214">
            <text:p><text:s/>25 194 527,09 € </text:p>
          </table:table-cell>
          <table:table-cell table:style-name="ce42" table:formula="of:=[.C14]" office:value-type="currency" office:currency="EUR" office:value="2755819.88622136">
            <text:p><text:s/>2 755 819,89 € </text:p>
          </table:table-cell>
          <table:table-cell table:style-name="ce42" table:formula="of:=[.D14]" office:value-type="currency" office:currency="EUR" office:value="2717383.63662136">
            <text:p><text:s/>2 717 383,64 € </text:p>
          </table:table-cell>
          <table:table-cell table:style-name="ce42" table:formula="of:=[.E14]" office:value-type="currency" office:currency="EUR" office:value="2679216.44076856">
            <text:p><text:s/>2 679 216,44 € </text:p>
          </table:table-cell>
          <table:table-cell table:style-name="ce42" table:formula="of:=[.F14]" office:value-type="currency" office:currency="EUR" office:value="2641316.41528673">
            <text:p><text:s/>2 641 316,42 € </text:p>
          </table:table-cell>
          <table:table-cell table:style-name="ce42" table:formula="of:=[.G14]" office:value-type="currency" office:currency="EUR" office:value="2603681.68998327">
            <text:p><text:s/>2 603 681,69 € </text:p>
          </table:table-cell>
          <table:table-cell table:style-name="ce42" table:formula="of:=[.H14]" office:value-type="currency" office:currency="EUR" office:value="2566310.40775694">
            <text:p><text:s/>2 566 310,41 € </text:p>
          </table:table-cell>
          <table:table-cell table:style-name="ce42" table:formula="of:=[.I14]" office:value-type="currency" office:currency="EUR" office:value="2529200.72450619">
            <text:p><text:s/>2 529 200,72 € </text:p>
          </table:table-cell>
          <table:table-cell table:style-name="ce42" table:formula="of:=[.J14]" office:value-type="currency" office:currency="EUR" office:value="2492350.8090382">
            <text:p><text:s/>2 492 350,81 € </text:p>
          </table:table-cell>
          <table:table-cell table:style-name="ce42" table:formula="of:=[.K14]" office:value-type="currency" office:currency="EUR" office:value="2455758.84297848">
            <text:p><text:s/>2 455 758,84 € </text:p>
          </table:table-cell>
          <table:table-cell table:style-name="ce42" table:formula="of:=[.L14]" office:value-type="currency" office:currency="EUR" office:value="2419423.02068118">
            <text:p><text:s/>2 419 423,02 € </text:p>
          </table:table-cell>
          <table:table-cell table:style-name="ce42" table:formula="of:=[.M14]" office:value-type="currency" office:currency="EUR" office:value="2383341.54913996">
            <text:p><text:s/>2 383 341,55 € </text:p>
          </table:table-cell>
          <table:table-cell table:style-name="ce42" table:formula="of:=[.N14]" office:value-type="currency" office:currency="EUR" office:value="2347512.64789953">
            <text:p><text:s/>2 347 512,65 € </text:p>
          </table:table-cell>
          <table:table-cell table:style-name="ce42" table:formula="of:=[.O14]" office:value-type="currency" office:currency="EUR" office:value="2311934.54896778">
            <text:p><text:s/>2 311 934,55 € </text:p>
          </table:table-cell>
          <table:table-cell table:style-name="ce42" table:formula="of:=[.P14]" office:value-type="currency" office:currency="EUR" office:value="2276605.49672856">
            <text:p><text:s/>2 276 605,50 € </text:p>
          </table:table-cell>
          <table:table-cell table:style-name="ce42" table:formula="of:=[.Q14]" office:value-type="currency" office:currency="EUR" office:value="2241523.74785501">
            <text:p><text:s/>2 241 523,75 € </text:p>
          </table:table-cell>
          <table:table-cell table:style-name="ce42" table:formula="of:=[.R14]" office:value-type="currency" office:currency="EUR" office:value="2206687.57122357">
            <text:p><text:s/>2 206 687,57 € </text:p>
          </table:table-cell>
          <table:table-cell table:style-name="ce42" table:formula="of:=[.S14]" office:value-type="currency" office:currency="EUR" office:value="2172095.24782855">
            <text:p><text:s/>2 172 095,25 € </text:p>
          </table:table-cell>
          <table:table-cell table:style-name="ce42" table:formula="of:=[.T14]" office:value-type="currency" office:currency="EUR" office:value="2137745.0706973">
            <text:p><text:s/>2 137 745,07 € </text:p>
          </table:table-cell>
          <table:table-cell table:style-name="ce42" table:formula="of:=[.U14]" office:value-type="currency" office:currency="EUR" office:value="2103635.34480597">
            <text:p><text:s/>2 103 635,34 € </text:p>
          </table:table-cell>
          <table:table-cell table:style-name="ce23" table:number-columns-repeated="1003"/>
        </table:table-row>
        <table:table-row table:style-name="ro17">
          <table:table-cell table:style-name="ce5" office:value-type="string">
            <text:p>Kalkulierte Steuern</text:p>
          </table:table-cell>
          <table:table-cell table:style-name="ce44" table:formula="of:=([.B15]-[.B8])*0.31" office:value-type="float" office:value="843053.396728621">
            <text:p>843 053,40 €</text:p>
          </table:table-cell>
          <table:table-cell table:style-name="ce44" table:formula="of:=[.C15]*0.31" office:value-type="float" office:value="854304.164728621">
            <text:p>854 304,16 €</text:p>
          </table:table-cell>
          <table:table-cell table:style-name="ce44" table:formula="of:=[.D15]*0.31" office:value-type="float" office:value="842388.927352622">
            <text:p>842 388,93 €</text:p>
          </table:table-cell>
          <table:table-cell table:style-name="ce44" table:formula="of:=[.E15]*0.31" office:value-type="float" office:value="830557.096638254">
            <text:p>830 557,10 €</text:p>
          </table:table-cell>
          <table:table-cell table:style-name="ce44" table:formula="of:=[.F15]*0.31" office:value-type="float" office:value="818808.088738886">
            <text:p>818 808,09 €</text:p>
          </table:table-cell>
          <table:table-cell table:style-name="ce44" table:formula="of:=[.G15]*0.31" office:value-type="float" office:value="807141.323894814">
            <text:p>807 141,32 €</text:p>
          </table:table-cell>
          <table:table-cell table:style-name="ce44" table:formula="of:=[.H15]*0.31" office:value-type="float" office:value="795556.226404651">
            <text:p>795 556,23 €</text:p>
          </table:table-cell>
          <table:table-cell table:style-name="ce44" table:formula="of:=[.I15]*0.31" office:value-type="float" office:value="784052.224596919">
            <text:p>784 052,22 €</text:p>
          </table:table-cell>
          <table:table-cell table:style-name="ce44" table:formula="of:=[.J15]*0.31" office:value-type="float" office:value="772628.750801841">
            <text:p>772 628,75 €</text:p>
          </table:table-cell>
          <table:table-cell table:style-name="ce44" table:formula="of:=[.K15]*0.31" office:value-type="float" office:value="761285.241323328">
            <text:p>761 285,24 €</text:p>
          </table:table-cell>
          <table:table-cell table:style-name="ce44" table:formula="of:=[.L15]*0.31" office:value-type="float" office:value="750021.136411165">
            <text:p>750 021,14 €</text:p>
          </table:table-cell>
          <table:table-cell table:style-name="ce44" table:formula="of:=[.M15]*0.31" office:value-type="float" office:value="738835.880233387">
            <text:p>738 835,88 €</text:p>
          </table:table-cell>
          <table:table-cell table:style-name="ce44" table:formula="of:=[.N15]*0.31" office:value-type="float" office:value="727728.920848854">
            <text:p>727 728,92 €</text:p>
          </table:table-cell>
          <table:table-cell table:style-name="ce44" table:formula="of:=[.O15]*0.31" office:value-type="float" office:value="716699.710180012">
            <text:p>716 699,71 €</text:p>
          </table:table-cell>
          <table:table-cell table:style-name="ce44" table:formula="of:=[.P15]*0.31" office:value-type="float" office:value="705747.703985852">
            <text:p>705 747,70 €</text:p>
          </table:table-cell>
          <table:table-cell table:style-name="ce44" table:formula="of:=[.Q15]*0.31" office:value-type="float" office:value="694872.361835052">
            <text:p>694 872,36 €</text:p>
          </table:table-cell>
          <table:table-cell table:style-name="ce44" table:formula="of:=[.R15]*0.31" office:value-type="float" office:value="684073.147079307">
            <text:p>684 073,15 €</text:p>
          </table:table-cell>
          <table:table-cell table:style-name="ce44" table:formula="of:=[.S15]*0.31" office:value-type="float" office:value="673349.526826852">
            <text:p>673 349,53 €</text:p>
          </table:table-cell>
          <table:table-cell table:style-name="ce44" table:formula="of:=[.T15]*0.31" office:value-type="float" office:value="662700.971916164">
            <text:p>662 700,97 €</text:p>
          </table:table-cell>
          <table:table-cell table:style-name="ce44" table:formula="of:=[.U15]*0.31" office:value-type="float" office:value="652126.956889852">
            <text:p>652 126,96 €</text:p>
          </table:table-cell>
          <table:table-cell table:style-name="ce23" table:number-columns-repeated="1003"/>
        </table:table-row>
        <table:table-row table:style-name="ro18">
          <table:table-cell table:style-name="ce37" office:value-type="string">
            <text:p>Netto-Gesamteinnahmen</text:p>
          </table:table-cell>
          <table:table-cell table:style-name="ce42" table:formula="of:=[.B15]-[.B16]" office:value-type="currency" office:currency="EUR" office:value="24351473.6894927">
            <text:p><text:s/>24 351 473,69 € </text:p>
          </table:table-cell>
          <table:table-cell table:style-name="ce42" table:formula="of:=[.C15]-[.C16]" office:value-type="currency" office:currency="EUR" office:value="1901515.72149274">
            <text:p><text:s/>1 901 515,72 € </text:p>
          </table:table-cell>
          <table:table-cell table:style-name="ce42" table:formula="of:=[.D15]-[.D16]" office:value-type="currency" office:currency="EUR" office:value="1874994.70926874">
            <text:p><text:s/>1 874 994,71 € </text:p>
          </table:table-cell>
          <table:table-cell table:style-name="ce42" table:formula="of:=[.E15]-[.E16]" office:value-type="currency" office:currency="EUR" office:value="1848659.34413031">
            <text:p><text:s/>1 848 659,34 € </text:p>
          </table:table-cell>
          <table:table-cell table:style-name="ce42" table:formula="of:=[.F15]-[.F16]" office:value-type="currency" office:currency="EUR" office:value="1822508.32654784">
            <text:p><text:s/>1 822 508,33 € </text:p>
          </table:table-cell>
          <table:table-cell table:style-name="ce42" table:formula="of:=[.G15]-[.G16]" office:value-type="currency" office:currency="EUR" office:value="1796540.36608846">
            <text:p><text:s/>1 796 540,37 € </text:p>
          </table:table-cell>
          <table:table-cell table:style-name="ce42" table:formula="of:=[.H15]-[.H16]" office:value-type="currency" office:currency="EUR" office:value="1770754.18135229">
            <text:p><text:s/>1 770 754,18 € </text:p>
          </table:table-cell>
          <table:table-cell table:style-name="ce42" table:formula="of:=[.I15]-[.I16]" office:value-type="currency" office:currency="EUR" office:value="1745148.49990927">
            <text:p><text:s/>1 745 148,50 € </text:p>
          </table:table-cell>
          <table:table-cell table:style-name="ce42" table:formula="of:=[.J15]-[.J16]" office:value-type="currency" office:currency="EUR" office:value="1719722.05823636">
            <text:p><text:s/>1 719 722,06 € </text:p>
          </table:table-cell>
          <table:table-cell table:style-name="ce42" table:formula="of:=[.K15]-[.K16]" office:value-type="currency" office:currency="EUR" office:value="1694473.60165515">
            <text:p><text:s/>1 694 473,60 € </text:p>
          </table:table-cell>
          <table:table-cell table:style-name="ce42" table:formula="of:=[.L15]-[.L16]" office:value-type="currency" office:currency="EUR" office:value="1669401.88427001">
            <text:p><text:s/>1 669 401,88 € </text:p>
          </table:table-cell>
          <table:table-cell table:style-name="ce42" table:formula="of:=[.M15]-[.M16]" office:value-type="currency" office:currency="EUR" office:value="1644505.66890657">
            <text:p><text:s/>1 644 505,67 € </text:p>
          </table:table-cell>
          <table:table-cell table:style-name="ce42" table:formula="of:=[.N15]-[.N16]" office:value-type="currency" office:currency="EUR" office:value="1619783.72705067">
            <text:p><text:s/>1 619 783,73 € </text:p>
          </table:table-cell>
          <table:table-cell table:style-name="ce42" table:formula="of:=[.O15]-[.O16]" office:value-type="currency" office:currency="EUR" office:value="1595234.83878777">
            <text:p><text:s/>1 595 234,84 € </text:p>
          </table:table-cell>
          <table:table-cell table:style-name="ce42" table:formula="of:=[.P15]-[.P16]" office:value-type="currency" office:currency="EUR" office:value="1570857.7927427">
            <text:p><text:s/>1 570 857,79 € </text:p>
          </table:table-cell>
          <table:table-cell table:style-name="ce42" table:formula="of:=[.Q15]-[.Q16]" office:value-type="currency" office:currency="EUR" office:value="1546651.38601995">
            <text:p><text:s/>1 546 651,39 € </text:p>
          </table:table-cell>
          <table:table-cell table:style-name="ce42" table:formula="of:=[.R15]-[.R16]" office:value-type="currency" office:currency="EUR" office:value="1522614.42414426">
            <text:p><text:s/>1 522 614,42 € </text:p>
          </table:table-cell>
          <table:table-cell table:style-name="ce42" table:formula="of:=[.S15]-[.S16]" office:value-type="currency" office:currency="EUR" office:value="1498745.7210017">
            <text:p><text:s/>1 498 745,72 € </text:p>
          </table:table-cell>
          <table:table-cell table:style-name="ce42" table:formula="of:=[.T15]-[.T16]" office:value-type="currency" office:currency="EUR" office:value="1475044.09878114">
            <text:p><text:s/>1 475 044,10 € </text:p>
          </table:table-cell>
          <table:table-cell table:style-name="ce42" table:formula="of:=[.U15]-[.U16]" office:value-type="currency" office:currency="EUR" office:value="1451508.38791612">
            <text:p><text:s/>1 451 508,39 € </text:p>
          </table:table-cell>
          <table:table-cell table:style-name="ce23" table:number-columns-repeated="1003"/>
        </table:table-row>
        <table:table-row table:style-name="ro4">
          <table:table-cell table:style-name="ce38"/>
          <table:table-cell table:number-columns-repeated="1023"/>
        </table:table-row>
        <table:table-row table:style-name="ro4">
          <table:table-cell table:number-columns-repeated="1024"/>
        </table:table-row>
        <table:table-row table:style-name="ro19">
          <table:table-cell table:style-name="ce39" office:value-type="string" table:number-columns-spanned="3" table:number-rows-spanned="1">
            <text:p>Es wurde zu Kalkulationszwecken eine Vergütung von 0,04€ pro kWh angenommen</text:p>
          </table:table-cell>
          <table:covered-table-cell table:number-columns-repeated="2" table:style-name="ce46"/>
          <table:table-cell table:number-columns-repeated="1021"/>
        </table:table-row>
        <table:table-row table:style-name="ro4" table:number-rows-repeated="5">
          <table:table-cell table:number-columns-repeated="1024"/>
        </table:table-row>
        <table:table-row table:style-name="ro4">
          <table:table-cell table:number-columns-repeated="2"/>
          <table:table-cell table:style-name="ce49"/>
          <table:table-cell table:number-columns-repeated="1021"/>
        </table:table-row>
        <table:table-row table:style-name="ro4" table:number-rows-repeated="1048549">
          <table:table-cell table:number-columns-repeated="1024"/>
        </table:table-row>
        <table:table-row table:style-name="ro4">
          <table:table-cell table:number-columns-repeated="1024"/>
        </table:table-row>
      </table:table>
      <table:table table:name="Cash Flows p.a." table:style-name="ta3" table:print="false">
        <table:table-column table:style-name="co22" table:default-cell-style-name="Excel_20_Built-in_20_Normal"/>
        <table:table-column table:style-name="co23" table:default-cell-style-name="Excel_20_Built-in_20_Normal"/>
        <table:table-column table:style-name="co6" table:default-cell-style-name="Excel_20_Built-in_20_Normal"/>
        <table:table-column table:style-name="co8" table:default-cell-style-name="Excel_20_Built-in_20_Normal"/>
        <table:table-column table:style-name="co12" table:default-cell-style-name="Excel_20_Built-in_20_Normal"/>
        <table:table-column table:style-name="co8" table:default-cell-style-name="Excel_20_Built-in_20_Normal"/>
        <table:table-column table:style-name="co15" table:default-cell-style-name="Excel_20_Built-in_20_Normal"/>
        <table:table-column table:style-name="co24" table:default-cell-style-name="Excel_20_Built-in_20_Normal"/>
        <table:table-column table:style-name="co23" table:default-cell-style-name="Excel_20_Built-in_20_Normal"/>
        <table:table-column table:style-name="co12" table:default-cell-style-name="Excel_20_Built-in_20_Normal"/>
        <table:table-column table:style-name="co19" table:default-cell-style-name="Excel_20_Built-in_20_Normal"/>
        <table:table-column table:style-name="co6" table:default-cell-style-name="Excel_20_Built-in_20_Normal"/>
        <table:table-column table:style-name="co11" table:default-cell-style-name="Excel_20_Built-in_20_Normal"/>
        <table:table-column table:style-name="co25" table:default-cell-style-name="Excel_20_Built-in_20_Normal"/>
        <table:table-column table:style-name="co8" table:default-cell-style-name="Excel_20_Built-in_20_Normal"/>
        <table:table-column table:style-name="co16" table:default-cell-style-name="Excel_20_Built-in_20_Normal"/>
        <table:table-column table:style-name="co26" table:default-cell-style-name="Excel_20_Built-in_20_Normal"/>
        <table:table-column table:style-name="co27" table:default-cell-style-name="Excel_20_Built-in_20_Normal"/>
        <table:table-column table:style-name="co12" table:default-cell-style-name="Excel_20_Built-in_20_Normal"/>
        <table:table-column table:style-name="co28" table:default-cell-style-name="Excel_20_Built-in_20_Normal"/>
        <table:table-column table:style-name="co24" table:default-cell-style-name="Excel_20_Built-in_20_Normal"/>
        <table:table-column table:style-name="co4" table:number-columns-repeated="1003" table:default-cell-style-name="Excel_20_Built-in_20_Normal"/>
        <table:table-row table:style-name="ro20">
          <table:table-cell table:style-name="ce50" office:value-type="string">
            <text:p>Jährliche </text:p>
            <text:p>Cahs Flows</text:p>
          </table:table-cell>
          <table:table-cell table:style-name="ce23" table:number-columns-repeated="1023"/>
        </table:table-row>
        <table:table-row table:style-name="ro4">
          <table:table-cell table:style-name="ce9" office:value-type="string">
            <text:p>Betriebsjahr </text:p>
          </table:table-cell>
          <table:table-cell table:style-name="ce17" office:value-type="float" office:value="1">
            <text:p>1</text:p>
          </table:table-cell>
          <table:table-cell table:style-name="ce17" office:value-type="float" office:value="2">
            <text:p>2</text:p>
          </table:table-cell>
          <table:table-cell table:style-name="ce17" office:value-type="float" office:value="3">
            <text:p>3</text:p>
          </table:table-cell>
          <table:table-cell table:style-name="ce17" office:value-type="float" office:value="4">
            <text:p>4</text:p>
          </table:table-cell>
          <table:table-cell table:style-name="ce17" office:value-type="float" office:value="5">
            <text:p>5</text:p>
          </table:table-cell>
          <table:table-cell table:style-name="ce17" office:value-type="float" office:value="6">
            <text:p>6</text:p>
          </table:table-cell>
          <table:table-cell table:style-name="ce17" office:value-type="float" office:value="7">
            <text:p>7</text:p>
          </table:table-cell>
          <table:table-cell table:style-name="ce17" office:value-type="float" office:value="8">
            <text:p>8</text:p>
          </table:table-cell>
          <table:table-cell table:style-name="ce17" office:value-type="float" office:value="9">
            <text:p>9</text:p>
          </table:table-cell>
          <table:table-cell table:style-name="ce17" office:value-type="float" office:value="10">
            <text:p>10</text:p>
          </table:table-cell>
          <table:table-cell table:style-name="ce17" office:value-type="float" office:value="11">
            <text:p>11</text:p>
          </table:table-cell>
          <table:table-cell table:style-name="ce17" office:value-type="float" office:value="12">
            <text:p>12</text:p>
          </table:table-cell>
          <table:table-cell table:style-name="ce17" office:value-type="float" office:value="13">
            <text:p>13</text:p>
          </table:table-cell>
          <table:table-cell table:style-name="ce17" office:value-type="float" office:value="14">
            <text:p>14</text:p>
          </table:table-cell>
          <table:table-cell table:style-name="ce17" office:value-type="float" office:value="15">
            <text:p>15</text:p>
          </table:table-cell>
          <table:table-cell table:style-name="ce17" office:value-type="float" office:value="16">
            <text:p>16</text:p>
          </table:table-cell>
          <table:table-cell table:style-name="ce17" office:value-type="float" office:value="17">
            <text:p>17</text:p>
          </table:table-cell>
          <table:table-cell table:style-name="ce17" office:value-type="float" office:value="18">
            <text:p>18</text:p>
          </table:table-cell>
          <table:table-cell table:style-name="ce17" office:value-type="float" office:value="19">
            <text:p>19</text:p>
          </table:table-cell>
          <table:table-cell table:style-name="ce17" office:value-type="float" office:value="20">
            <text:p>20</text:p>
          </table:table-cell>
          <table:table-cell table:style-name="ce61" table:number-columns-repeated="1003"/>
        </table:table-row>
        <table:table-row table:style-name="ro4">
          <table:table-cell table:style-name="ce5" office:value-type="string">
            <text:p>Produktion</text:p>
          </table:table-cell>
          <table:table-cell table:style-name="ce41" table:formula="of:=[$Rentabilitätsvorschau.B3]" office:value-type="float" office:value="138240000">
            <text:p>138 240 000</text:p>
          </table:table-cell>
          <table:table-cell table:style-name="ce41" table:formula="of:=[$Rentabilitätsvorschau.C3]" office:value-type="float" office:value="137272320">
            <text:p>137 272 320</text:p>
          </table:table-cell>
          <table:table-cell table:style-name="ce41" table:formula="of:=[$Rentabilitätsvorschau.D3]" office:value-type="float" office:value="136311413.76">
            <text:p>136 311 414</text:p>
          </table:table-cell>
          <table:table-cell table:style-name="ce41" table:formula="of:=[$Rentabilitätsvorschau.E3]" office:value-type="float" office:value="135357233.86368">
            <text:p>135 357 234</text:p>
          </table:table-cell>
          <table:table-cell table:style-name="ce41" table:formula="of:=[$Rentabilitätsvorschau.F3]" office:value-type="float" office:value="134409733.226634">
            <text:p>134 409 733</text:p>
          </table:table-cell>
          <table:table-cell table:style-name="ce41" table:formula="of:=[$Rentabilitätsvorschau.G3]" office:value-type="float" office:value="133468865.094048">
            <text:p>133 468 865</text:p>
          </table:table-cell>
          <table:table-cell table:style-name="ce41" table:formula="of:=[$Rentabilitätsvorschau.H3]" office:value-type="float" office:value="132534583.038389">
            <text:p>132 534 583</text:p>
          </table:table-cell>
          <table:table-cell table:style-name="ce41" table:formula="of:=[$Rentabilitätsvorschau.I3]" office:value-type="float" office:value="131606840.957121">
            <text:p>131 606 841</text:p>
          </table:table-cell>
          <table:table-cell table:style-name="ce41" table:formula="of:=[$Rentabilitätsvorschau.J3]" office:value-type="float" office:value="130685593.070421">
            <text:p>130 685 593</text:p>
          </table:table-cell>
          <table:table-cell table:style-name="ce41" table:formula="of:=[$Rentabilitätsvorschau.K3]" office:value-type="float" office:value="129770793.918928">
            <text:p>129 770 794</text:p>
          </table:table-cell>
          <table:table-cell table:style-name="ce41" table:formula="of:=[$Rentabilitätsvorschau.L3]" office:value-type="float" office:value="128862398.361495">
            <text:p>128 862 398</text:p>
          </table:table-cell>
          <table:table-cell table:style-name="ce41" table:formula="of:=[$Rentabilitätsvorschau.M3]" office:value-type="float" office:value="127960361.572965">
            <text:p>127 960 362</text:p>
          </table:table-cell>
          <table:table-cell table:style-name="ce41" table:formula="of:=[$Rentabilitätsvorschau.N3]" office:value-type="float" office:value="127064639.041954">
            <text:p>127 064 639</text:p>
          </table:table-cell>
          <table:table-cell table:style-name="ce41" table:formula="of:=[$Rentabilitätsvorschau.O3]" office:value-type="float" office:value="126175186.568661">
            <text:p>126 175 187</text:p>
          </table:table-cell>
          <table:table-cell table:style-name="ce41" table:formula="of:=[$Rentabilitätsvorschau.P3]" office:value-type="float" office:value="125291960.26268">
            <text:p>125 291 960</text:p>
          </table:table-cell>
          <table:table-cell table:style-name="ce41" table:formula="of:=[$Rentabilitätsvorschau.Q3]" office:value-type="float" office:value="124414916.540841">
            <text:p>124 414 917</text:p>
          </table:table-cell>
          <table:table-cell table:style-name="ce41" table:formula="of:=[$Rentabilitätsvorschau.R3]" office:value-type="float" office:value="123544012.125055">
            <text:p>123 544 012</text:p>
          </table:table-cell>
          <table:table-cell table:style-name="ce41" table:formula="of:=[$Rentabilitätsvorschau.S3]" office:value-type="float" office:value="122679204.04018">
            <text:p>122 679 204</text:p>
          </table:table-cell>
          <table:table-cell table:style-name="ce41" table:formula="of:=[$Rentabilitätsvorschau.T3]" office:value-type="float" office:value="121820449.611899">
            <text:p>121 820 450</text:p>
          </table:table-cell>
          <table:table-cell table:style-name="ce41" table:formula="of:=[$Rentabilitätsvorschau.U3]" office:value-type="float" office:value="120967706.464615">
            <text:p>120 967 706</text:p>
          </table:table-cell>
          <table:table-cell table:number-columns-repeated="1003"/>
        </table:table-row>
        <table:table-row table:style-name="ro4">
          <table:table-cell table:style-name="ce9" office:value-type="string">
            <text:p>Umsatz</text:p>
          </table:table-cell>
          <table:table-cell table:style-name="ce55" table:formula="of:=[$Rentabilitätsvorschau.B4]" office:value-type="currency" office:currency="EUR" office:value="5529600">
            <text:p><text:s/>5 529 600,00 € </text:p>
          </table:table-cell>
          <table:table-cell table:style-name="ce55" table:formula="of:=[$Rentabilitätsvorschau.C4]" office:value-type="currency" office:currency="EUR" office:value="5490892.8">
            <text:p><text:s/>5 490 892,80 € </text:p>
          </table:table-cell>
          <table:table-cell table:style-name="ce55" table:formula="of:=[$Rentabilitätsvorschau.D4]" office:value-type="currency" office:currency="EUR" office:value="5452456.5504">
            <text:p><text:s/>5 452 456,55 € </text:p>
          </table:table-cell>
          <table:table-cell table:style-name="ce55" table:formula="of:=[$Rentabilitätsvorschau.E4]" office:value-type="currency" office:currency="EUR" office:value="5414289.3545472">
            <text:p><text:s/>5 414 289,35 € </text:p>
          </table:table-cell>
          <table:table-cell table:style-name="ce55" table:formula="of:=[$Rentabilitätsvorschau.F4]" office:value-type="currency" office:currency="EUR" office:value="5376389.32906537">
            <text:p><text:s/>5 376 389,33 € </text:p>
          </table:table-cell>
          <table:table-cell table:style-name="ce55" table:formula="of:=[$Rentabilitätsvorschau.G4]" office:value-type="currency" office:currency="EUR" office:value="5338754.60376191">
            <text:p><text:s/>5 338 754,60 € </text:p>
          </table:table-cell>
          <table:table-cell table:style-name="ce55" table:formula="of:=[$Rentabilitätsvorschau.H4]" office:value-type="currency" office:currency="EUR" office:value="5301383.32153558">
            <text:p><text:s/>5 301 383,32 € </text:p>
          </table:table-cell>
          <table:table-cell table:style-name="ce55" table:formula="of:=[$Rentabilitätsvorschau.I4]" office:value-type="currency" office:currency="EUR" office:value="5264273.63828483">
            <text:p><text:s/>5 264 273,64 € </text:p>
          </table:table-cell>
          <table:table-cell table:style-name="ce55" table:formula="of:=[$Rentabilitätsvorschau.J4]" office:value-type="currency" office:currency="EUR" office:value="5227423.72281684">
            <text:p><text:s/>5 227 423,72 € </text:p>
          </table:table-cell>
          <table:table-cell table:style-name="ce55" table:formula="of:=[$Rentabilitätsvorschau.K4]" office:value-type="currency" office:currency="EUR" office:value="5190831.75675712">
            <text:p><text:s/>5 190 831,76 € </text:p>
          </table:table-cell>
          <table:table-cell table:style-name="ce55" table:formula="of:=[$Rentabilitätsvorschau.L4]" office:value-type="currency" office:currency="EUR" office:value="5154495.93445982">
            <text:p><text:s/>5 154 495,93 € </text:p>
          </table:table-cell>
          <table:table-cell table:style-name="ce55" table:formula="of:=[$Rentabilitätsvorschau.M4]" office:value-type="currency" office:currency="EUR" office:value="5118414.4629186">
            <text:p><text:s/>5 118 414,46 € </text:p>
          </table:table-cell>
          <table:table-cell table:style-name="ce55" table:formula="of:=[$Rentabilitätsvorschau.N4]" office:value-type="currency" office:currency="EUR" office:value="5082585.56167817">
            <text:p><text:s/>5 082 585,56 € </text:p>
          </table:table-cell>
          <table:table-cell table:style-name="ce55" table:formula="of:=[$Rentabilitätsvorschau.O4]" office:value-type="currency" office:currency="EUR" office:value="5047007.46274642">
            <text:p><text:s/>5 047 007,46 € </text:p>
          </table:table-cell>
          <table:table-cell table:style-name="ce55" table:formula="of:=[$Rentabilitätsvorschau.P4]" office:value-type="currency" office:currency="EUR" office:value="5011678.4105072">
            <text:p><text:s/>5 011 678,41 € </text:p>
          </table:table-cell>
          <table:table-cell table:style-name="ce55" table:formula="of:=[$Rentabilitätsvorschau.Q4]" office:value-type="currency" office:currency="EUR" office:value="4976596.66163365">
            <text:p><text:s/>4 976 596,66 € </text:p>
          </table:table-cell>
          <table:table-cell table:style-name="ce55" table:formula="of:=[$Rentabilitätsvorschau.R4]" office:value-type="currency" office:currency="EUR" office:value="4941760.48500221">
            <text:p><text:s/>4 941 760,49 € </text:p>
          </table:table-cell>
          <table:table-cell table:style-name="ce55" table:formula="of:=[$Rentabilitätsvorschau.S4]" office:value-type="currency" office:currency="EUR" office:value="4907168.1616072">
            <text:p><text:s/>4 907 168,16 € </text:p>
          </table:table-cell>
          <table:table-cell table:style-name="ce55" table:formula="of:=[$Rentabilitätsvorschau.T4]" office:value-type="currency" office:currency="EUR" office:value="4872817.98447594">
            <text:p><text:s/>4 872 817,98 € </text:p>
          </table:table-cell>
          <table:table-cell table:style-name="ce55" table:formula="of:=[$Rentabilitätsvorschau.U4]" office:value-type="currency" office:currency="EUR" office:value="4838708.25858461">
            <text:p><text:s/>4 838 708,26 € </text:p>
          </table:table-cell>
          <table:table-cell table:number-columns-repeated="1003"/>
        </table:table-row>
        <table:table-row table:style-name="ro4">
          <table:table-cell table:style-name="ce5" office:value-type="string">
            <text:p>Mietkosten</text:p>
          </table:table-cell>
          <table:table-cell table:number-columns-repeated="20" table:style-name="ce43" office:value-type="float" office:value="0">
            <text:p>0 €</text:p>
          </table:table-cell>
          <table:table-cell table:number-columns-repeated="1003"/>
        </table:table-row>
        <table:table-row table:style-name="ro6">
          <table:table-cell table:style-name="ce7" office:value-type="string">
            <text:p>Betriebs- und Instandhaltungs-</text:p>
            <text:p>kosten </text:p>
          </table:table-cell>
          <table:table-cell table:style-name="ce43" table:formula="of:=[$Rentabilitätsvorschau.B6]" office:value-type="float" office:value="375000">
            <text:p>375 000 €</text:p>
          </table:table-cell>
          <table:table-cell table:style-name="ce43" table:formula="of:=[$Rentabilitätsvorschau.C6]" office:value-type="float" office:value="300000">
            <text:p>300 000 €</text:p>
          </table:table-cell>
          <table:table-cell table:style-name="ce43" table:formula="of:=[$Rentabilitätsvorschau.D6]" office:value-type="float" office:value="300000">
            <text:p>300 000 €</text:p>
          </table:table-cell>
          <table:table-cell table:style-name="ce43" table:formula="of:=[$Rentabilitätsvorschau.E6]" office:value-type="float" office:value="300000">
            <text:p>300 000 €</text:p>
          </table:table-cell>
          <table:table-cell table:style-name="ce43" table:formula="of:=[$Rentabilitätsvorschau.F6]" office:value-type="float" office:value="300000">
            <text:p>300 000 €</text:p>
          </table:table-cell>
          <table:table-cell table:style-name="ce43" table:formula="of:=[$Rentabilitätsvorschau.G6]" office:value-type="float" office:value="300000">
            <text:p>300 000 €</text:p>
          </table:table-cell>
          <table:table-cell table:style-name="ce43" table:formula="of:=[$Rentabilitätsvorschau.H6]" office:value-type="float" office:value="300000">
            <text:p>300 000 €</text:p>
          </table:table-cell>
          <table:table-cell table:style-name="ce43" table:formula="of:=[$Rentabilitätsvorschau.I6]" office:value-type="float" office:value="300000">
            <text:p>300 000 €</text:p>
          </table:table-cell>
          <table:table-cell table:style-name="ce43" table:formula="of:=[$Rentabilitätsvorschau.J6]" office:value-type="float" office:value="300000">
            <text:p>300 000 €</text:p>
          </table:table-cell>
          <table:table-cell table:style-name="ce43" table:formula="of:=[$Rentabilitätsvorschau.K6]" office:value-type="float" office:value="300000">
            <text:p>300 000 €</text:p>
          </table:table-cell>
          <table:table-cell table:style-name="ce43" table:formula="of:=[$Rentabilitätsvorschau.L6]" office:value-type="float" office:value="300000">
            <text:p>300 000 €</text:p>
          </table:table-cell>
          <table:table-cell table:style-name="ce43" table:formula="of:=[$Rentabilitätsvorschau.M6]" office:value-type="float" office:value="300000">
            <text:p>300 000 €</text:p>
          </table:table-cell>
          <table:table-cell table:style-name="ce43" table:formula="of:=[$Rentabilitätsvorschau.N6]" office:value-type="float" office:value="300000">
            <text:p>300 000 €</text:p>
          </table:table-cell>
          <table:table-cell table:style-name="ce43" table:formula="of:=[$Rentabilitätsvorschau.O6]" office:value-type="float" office:value="300000">
            <text:p>300 000 €</text:p>
          </table:table-cell>
          <table:table-cell table:style-name="ce43" table:formula="of:=[$Rentabilitätsvorschau.P6]" office:value-type="float" office:value="300000">
            <text:p>300 000 €</text:p>
          </table:table-cell>
          <table:table-cell table:style-name="ce43" table:formula="of:=[$Rentabilitätsvorschau.Q6]" office:value-type="float" office:value="300000">
            <text:p>300 000 €</text:p>
          </table:table-cell>
          <table:table-cell table:style-name="ce43" table:formula="of:=[$Rentabilitätsvorschau.R6]" office:value-type="float" office:value="300000">
            <text:p>300 000 €</text:p>
          </table:table-cell>
          <table:table-cell table:style-name="ce43" table:formula="of:=[$Rentabilitätsvorschau.S6]" office:value-type="float" office:value="300000">
            <text:p>300 000 €</text:p>
          </table:table-cell>
          <table:table-cell table:style-name="ce43" table:formula="of:=[$Rentabilitätsvorschau.T6]" office:value-type="float" office:value="300000">
            <text:p>300 000 €</text:p>
          </table:table-cell>
          <table:table-cell table:style-name="ce43" table:formula="of:=[$Rentabilitätsvorschau.U6]" office:value-type="float" office:value="300000">
            <text:p>300 000 €</text:p>
          </table:table-cell>
          <table:table-cell table:number-columns-repeated="1003"/>
        </table:table-row>
        <table:table-row table:style-name="ro4">
          <table:table-cell table:style-name="ce5" office:value-type="string">
            <text:p>Reserven</text:p>
          </table:table-cell>
          <table:table-cell table:style-name="ce43" table:formula="of:=[$Rentabilitätsvorschau.B7]" office:value-type="float" office:value="1000">
            <text:p>1 000 €</text:p>
          </table:table-cell>
          <table:table-cell table:style-name="ce43" table:formula="of:=[$Rentabilitätsvorschau.C7]" office:value-type="float" office:value="1000">
            <text:p>1 000 €</text:p>
          </table:table-cell>
          <table:table-cell table:style-name="ce43" table:formula="of:=[$Rentabilitätsvorschau.D7]" office:value-type="float" office:value="1000">
            <text:p>1 000 €</text:p>
          </table:table-cell>
          <table:table-cell table:style-name="ce43" table:formula="of:=[$Rentabilitätsvorschau.E7]" office:value-type="float" office:value="1000">
            <text:p>1 000 €</text:p>
          </table:table-cell>
          <table:table-cell table:style-name="ce43" table:formula="of:=[$Rentabilitätsvorschau.F7]" office:value-type="float" office:value="1000">
            <text:p>1 000 €</text:p>
          </table:table-cell>
          <table:table-cell table:style-name="ce43" table:formula="of:=[$Rentabilitätsvorschau.G7]" office:value-type="float" office:value="1000">
            <text:p>1 000 €</text:p>
          </table:table-cell>
          <table:table-cell table:style-name="ce43" table:formula="of:=[$Rentabilitätsvorschau.H7]" office:value-type="float" office:value="1000">
            <text:p>1 000 €</text:p>
          </table:table-cell>
          <table:table-cell table:style-name="ce43" table:formula="of:=[$Rentabilitätsvorschau.I7]" office:value-type="float" office:value="1000">
            <text:p>1 000 €</text:p>
          </table:table-cell>
          <table:table-cell table:style-name="ce43" table:formula="of:=[$Rentabilitätsvorschau.J7]" office:value-type="float" office:value="1000">
            <text:p>1 000 €</text:p>
          </table:table-cell>
          <table:table-cell table:style-name="ce43" table:formula="of:=[$Rentabilitätsvorschau.K7]" office:value-type="float" office:value="1000">
            <text:p>1 000 €</text:p>
          </table:table-cell>
          <table:table-cell table:style-name="ce43" table:formula="of:=[$Rentabilitätsvorschau.L7]" office:value-type="float" office:value="1000">
            <text:p>1 000 €</text:p>
          </table:table-cell>
          <table:table-cell table:style-name="ce43" table:formula="of:=[$Rentabilitätsvorschau.M7]" office:value-type="float" office:value="1000">
            <text:p>1 000 €</text:p>
          </table:table-cell>
          <table:table-cell table:style-name="ce43" table:formula="of:=[$Rentabilitätsvorschau.N7]" office:value-type="float" office:value="1000">
            <text:p>1 000 €</text:p>
          </table:table-cell>
          <table:table-cell table:style-name="ce43" table:formula="of:=[$Rentabilitätsvorschau.O7]" office:value-type="float" office:value="1000">
            <text:p>1 000 €</text:p>
          </table:table-cell>
          <table:table-cell table:style-name="ce43" table:formula="of:=[$Rentabilitätsvorschau.P7]" office:value-type="float" office:value="1000">
            <text:p>1 000 €</text:p>
          </table:table-cell>
          <table:table-cell table:style-name="ce43" table:formula="of:=[$Rentabilitätsvorschau.Q7]" office:value-type="float" office:value="1000">
            <text:p>1 000 €</text:p>
          </table:table-cell>
          <table:table-cell table:style-name="ce43" table:formula="of:=[$Rentabilitätsvorschau.R7]" office:value-type="float" office:value="1000">
            <text:p>1 000 €</text:p>
          </table:table-cell>
          <table:table-cell table:style-name="ce43" table:formula="of:=[$Rentabilitätsvorschau.S7]" office:value-type="float" office:value="1000">
            <text:p>1 000 €</text:p>
          </table:table-cell>
          <table:table-cell table:style-name="ce43" table:formula="of:=[$Rentabilitätsvorschau.T7]" office:value-type="float" office:value="1000">
            <text:p>1 000 €</text:p>
          </table:table-cell>
          <table:table-cell table:style-name="ce43" table:formula="of:=[$Rentabilitätsvorschau.U7]" office:value-type="float" office:value="1000">
            <text:p>1 000 €</text:p>
          </table:table-cell>
          <table:table-cell table:number-columns-repeated="1003"/>
        </table:table-row>
        <table:table-row table:style-name="ro4">
          <table:table-cell table:style-name="ce5" office:value-type="string">
            <text:p>Annuitäten</text:p>
          </table:table-cell>
          <table:table-cell table:style-name="ce43" table:formula="of:=[$Rentabilitätsvorschau.B13]" office:value-type="float" office:value="1309072.91377864">
            <text:p>1 309 073 €</text:p>
          </table:table-cell>
          <table:table-cell table:style-name="ce43" table:formula="of:=[$Rentabilitätsvorschau.C13]" office:value-type="float" office:value="1309072.91377864">
            <text:p>1 309 073 €</text:p>
          </table:table-cell>
          <table:table-cell table:style-name="ce43" table:formula="of:=[$Rentabilitätsvorschau.D13]" office:value-type="float" office:value="1309072.91377864">
            <text:p>1 309 073 €</text:p>
          </table:table-cell>
          <table:table-cell table:style-name="ce43" table:formula="of:=[$Rentabilitätsvorschau.E13]" office:value-type="float" office:value="1309072.91377864">
            <text:p>1 309 073 €</text:p>
          </table:table-cell>
          <table:table-cell table:style-name="ce43" table:formula="of:=[$Rentabilitätsvorschau.F13]" office:value-type="float" office:value="1309072.91377864">
            <text:p>1 309 073 €</text:p>
          </table:table-cell>
          <table:table-cell table:style-name="ce43" table:formula="of:=[$Rentabilitätsvorschau.G13]" office:value-type="float" office:value="1309072.91377864">
            <text:p>1 309 073 €</text:p>
          </table:table-cell>
          <table:table-cell table:style-name="ce43" table:formula="of:=[$Rentabilitätsvorschau.H13]" office:value-type="float" office:value="1309072.91377864">
            <text:p>1 309 073 €</text:p>
          </table:table-cell>
          <table:table-cell table:style-name="ce43" table:formula="of:=[$Rentabilitätsvorschau.I13]" office:value-type="float" office:value="1309072.91377864">
            <text:p>1 309 073 €</text:p>
          </table:table-cell>
          <table:table-cell table:style-name="ce43" table:formula="of:=[$Rentabilitätsvorschau.J13]" office:value-type="float" office:value="1309072.91377864">
            <text:p>1 309 073 €</text:p>
          </table:table-cell>
          <table:table-cell table:style-name="ce43" table:formula="of:=[$Rentabilitätsvorschau.K13]" office:value-type="float" office:value="1309072.91377864">
            <text:p>1 309 073 €</text:p>
          </table:table-cell>
          <table:table-cell table:style-name="ce43" table:formula="of:=[$Rentabilitätsvorschau.L13]" office:value-type="float" office:value="1309072.91377864">
            <text:p>1 309 073 €</text:p>
          </table:table-cell>
          <table:table-cell table:style-name="ce43" table:formula="of:=[$Rentabilitätsvorschau.M13]" office:value-type="float" office:value="1309072.91377864">
            <text:p>1 309 073 €</text:p>
          </table:table-cell>
          <table:table-cell table:style-name="ce43" table:formula="of:=[$Rentabilitätsvorschau.N13]" office:value-type="float" office:value="1309072.91377864">
            <text:p>1 309 073 €</text:p>
          </table:table-cell>
          <table:table-cell table:style-name="ce43" table:formula="of:=[$Rentabilitätsvorschau.O13]" office:value-type="float" office:value="1309072.91377864">
            <text:p>1 309 073 €</text:p>
          </table:table-cell>
          <table:table-cell table:style-name="ce43" table:formula="of:=[$Rentabilitätsvorschau.P13]" office:value-type="float" office:value="1309072.91377864">
            <text:p>1 309 073 €</text:p>
          </table:table-cell>
          <table:table-cell table:style-name="ce43" table:formula="of:=[$Rentabilitätsvorschau.Q13]" office:value-type="float" office:value="1309072.91377864">
            <text:p>1 309 073 €</text:p>
          </table:table-cell>
          <table:table-cell table:style-name="ce43" table:formula="of:=[$Rentabilitätsvorschau.R13]" office:value-type="float" office:value="1309072.91377864">
            <text:p>1 309 073 €</text:p>
          </table:table-cell>
          <table:table-cell table:style-name="ce43" table:formula="of:=[$Rentabilitätsvorschau.S13]" office:value-type="float" office:value="1309072.91377864">
            <text:p>1 309 073 €</text:p>
          </table:table-cell>
          <table:table-cell table:style-name="ce43" table:formula="of:=[$Rentabilitätsvorschau.T13]" office:value-type="float" office:value="1309072.91377864">
            <text:p>1 309 073 €</text:p>
          </table:table-cell>
          <table:table-cell table:style-name="ce43" table:formula="of:=[$Rentabilitätsvorschau.U13]" office:value-type="float" office:value="1309072.91377864">
            <text:p>1 309 073 €</text:p>
          </table:table-cell>
          <table:table-cell table:number-columns-repeated="1003"/>
        </table:table-row>
        <table:table-row table:style-name="ro21">
          <table:table-cell table:style-name="ce51" office:value-type="string">
            <text:p>Fördermittel</text:p>
          </table:table-cell>
          <table:table-cell table:style-name="ce56" table:formula="of:=[$Rentabilitätsvorschau.B8]" office:value-type="float" office:value="22475000">
            <text:p>22 475 000 €</text:p>
          </table:table-cell>
          <table:table-cell table:style-name="ce58" table:number-columns-repeated="19"/>
          <table:table-cell table:number-columns-repeated="1003"/>
        </table:table-row>
        <table:table-row table:style-name="ro7">
          <table:table-cell table:style-name="ce51" office:value-type="string">
            <text:p>Investiton-Land/ Grundstück</text:p>
          </table:table-cell>
          <table:table-cell table:style-name="ce56" office:value-type="float" office:value="0">
            <text:p>0 €</text:p>
          </table:table-cell>
          <table:table-cell table:style-name="ce58" table:number-columns-repeated="19"/>
          <table:table-cell table:number-columns-repeated="1003"/>
        </table:table-row>
        <table:table-row table:style-name="ro5">
          <table:table-cell table:style-name="ce52" office:value-type="string">
            <text:p>Cash Flow </text:p>
            <text:p>vor Steuern</text:p>
          </table:table-cell>
          <table:table-cell table:style-name="ce57" table:formula="of:=([.B4]-SUM([.B6:.B8]))+[.B9]" office:value-type="float" office:value="26319527.0862214">
            <text:p>26 319 527 €</text:p>
          </table:table-cell>
          <table:table-cell table:style-name="ce59" table:formula="of:=([.C4]-SUM([.C6:.C8]))" office:value-type="currency" office:currency="EUR" office:value="3880819.88622136">
            <text:p><text:s/>3 880 819,89 € </text:p>
          </table:table-cell>
          <table:table-cell table:style-name="ce59" table:formula="of:=([.D4]-SUM([.D6:.D8]))" office:value-type="currency" office:currency="EUR" office:value="3842383.63662136">
            <text:p><text:s/>3 842 383,64 € </text:p>
          </table:table-cell>
          <table:table-cell table:style-name="ce59" table:formula="of:=([.E4]-SUM([.E6:.E8]))" office:value-type="currency" office:currency="EUR" office:value="3804216.44076856">
            <text:p><text:s/>3 804 216,44 € </text:p>
          </table:table-cell>
          <table:table-cell table:style-name="ce59" table:formula="of:=([.F4]-SUM([.F6:.F8]))" office:value-type="currency" office:currency="EUR" office:value="3766316.41528673">
            <text:p><text:s/>3 766 316,42 € </text:p>
          </table:table-cell>
          <table:table-cell table:style-name="ce59" table:formula="of:=([.G4]-SUM([.G6:.G8]))" office:value-type="currency" office:currency="EUR" office:value="3728681.68998327">
            <text:p><text:s/>3 728 681,69 € </text:p>
          </table:table-cell>
          <table:table-cell table:style-name="ce59" table:formula="of:=([.H4]-SUM([.H6:.H8]))" office:value-type="currency" office:currency="EUR" office:value="3691310.40775694">
            <text:p><text:s/>3 691 310,41 € </text:p>
          </table:table-cell>
          <table:table-cell table:style-name="ce59" table:formula="of:=([.I4]-SUM([.I6:.I8]))" office:value-type="currency" office:currency="EUR" office:value="3654200.72450619">
            <text:p><text:s/>3 654 200,72 € </text:p>
          </table:table-cell>
          <table:table-cell table:style-name="ce59" table:formula="of:=([.J4]-SUM([.J6:.J8]))" office:value-type="currency" office:currency="EUR" office:value="3617350.8090382">
            <text:p><text:s/>3 617 350,81 € </text:p>
          </table:table-cell>
          <table:table-cell table:style-name="ce59" table:formula="of:=([.K4]-SUM([.K6:.K8]))" office:value-type="currency" office:currency="EUR" office:value="3580758.84297848">
            <text:p><text:s/>3 580 758,84 € </text:p>
          </table:table-cell>
          <table:table-cell table:style-name="ce59" table:formula="of:=([.L4]-SUM([.L6:.L8]))" office:value-type="currency" office:currency="EUR" office:value="3544423.02068118">
            <text:p><text:s/>3 544 423,02 € </text:p>
          </table:table-cell>
          <table:table-cell table:style-name="ce59" table:formula="of:=([.M4]-SUM([.M6:.M8]))" office:value-type="currency" office:currency="EUR" office:value="3508341.54913996">
            <text:p><text:s/>3 508 341,55 € </text:p>
          </table:table-cell>
          <table:table-cell table:style-name="ce59" table:formula="of:=([.N4]-SUM([.N6:.N8]))" office:value-type="currency" office:currency="EUR" office:value="3472512.64789953">
            <text:p><text:s/>3 472 512,65 € </text:p>
          </table:table-cell>
          <table:table-cell table:style-name="ce59" table:formula="of:=([.O4]-SUM([.O6:.O8]))" office:value-type="currency" office:currency="EUR" office:value="3436934.54896778">
            <text:p><text:s/>3 436 934,55 € </text:p>
          </table:table-cell>
          <table:table-cell table:style-name="ce59" table:formula="of:=([.P4]-SUM([.P6:.P8]))" office:value-type="currency" office:currency="EUR" office:value="3401605.49672856">
            <text:p><text:s/>3 401 605,50 € </text:p>
          </table:table-cell>
          <table:table-cell table:style-name="ce59" table:formula="of:=([.Q4]-SUM([.Q6:.Q8]))" office:value-type="currency" office:currency="EUR" office:value="3366523.74785501">
            <text:p><text:s/>3 366 523,75 € </text:p>
          </table:table-cell>
          <table:table-cell table:style-name="ce59" table:formula="of:=([.R4]-SUM([.R6:.R8]))" office:value-type="currency" office:currency="EUR" office:value="3331687.57122357">
            <text:p><text:s/>3 331 687,57 € </text:p>
          </table:table-cell>
          <table:table-cell table:style-name="ce59" table:formula="of:=([.S4]-SUM([.S6:.S8]))" office:value-type="currency" office:currency="EUR" office:value="3297095.24782855">
            <text:p><text:s/>3 297 095,25 € </text:p>
          </table:table-cell>
          <table:table-cell table:style-name="ce59" table:formula="of:=([.T4]-SUM([.T6:.T8]))" office:value-type="currency" office:currency="EUR" office:value="3262745.0706973">
            <text:p><text:s/>3 262 745,07 € </text:p>
          </table:table-cell>
          <table:table-cell table:style-name="ce59" table:formula="of:=([.U4]-SUM([.U6:.U8]))" office:value-type="currency" office:currency="EUR" office:value="3228635.34480597">
            <text:p><text:s/>3 228 635,34 € </text:p>
          </table:table-cell>
          <table:table-cell table:style-name="ce62" table:number-columns-repeated="1003"/>
        </table:table-row>
        <table:table-row table:style-name="ro22">
          <table:table-cell table:style-name="ce5" office:value-type="string">
            <text:p>Steuern</text:p>
          </table:table-cell>
          <table:table-cell table:style-name="ce43" table:formula="of:=[$Rentabilitätsvorschau.B16]" office:value-type="float" office:value="843053.396728621">
            <text:p>843 053 €</text:p>
          </table:table-cell>
          <table:table-cell table:style-name="ce43" table:formula="of:=[$Rentabilitätsvorschau.C16]" office:value-type="float" office:value="854304.164728621">
            <text:p>854 304 €</text:p>
          </table:table-cell>
          <table:table-cell table:style-name="ce43" table:formula="of:=[$Rentabilitätsvorschau.D16]" office:value-type="float" office:value="842388.927352622">
            <text:p>842 389 €</text:p>
          </table:table-cell>
          <table:table-cell table:style-name="ce43" table:formula="of:=[$Rentabilitätsvorschau.E16]" office:value-type="float" office:value="830557.096638254">
            <text:p>830 557 €</text:p>
          </table:table-cell>
          <table:table-cell table:style-name="ce43" table:formula="of:=[$Rentabilitätsvorschau.F16]" office:value-type="float" office:value="818808.088738886">
            <text:p>818 808 €</text:p>
          </table:table-cell>
          <table:table-cell table:style-name="ce43" table:formula="of:=[$Rentabilitätsvorschau.G16]" office:value-type="float" office:value="807141.323894814">
            <text:p>807 141 €</text:p>
          </table:table-cell>
          <table:table-cell table:style-name="ce43" table:formula="of:=[$Rentabilitätsvorschau.H16]" office:value-type="float" office:value="795556.226404651">
            <text:p>795 556 €</text:p>
          </table:table-cell>
          <table:table-cell table:style-name="ce43" table:formula="of:=[$Rentabilitätsvorschau.I16]" office:value-type="float" office:value="784052.224596919">
            <text:p>784 052 €</text:p>
          </table:table-cell>
          <table:table-cell table:style-name="ce43" table:formula="of:=[$Rentabilitätsvorschau.J16]" office:value-type="float" office:value="772628.750801841">
            <text:p>772 629 €</text:p>
          </table:table-cell>
          <table:table-cell table:style-name="ce43" table:formula="of:=[$Rentabilitätsvorschau.K16]" office:value-type="float" office:value="761285.241323328">
            <text:p>761 285 €</text:p>
          </table:table-cell>
          <table:table-cell table:style-name="ce43" table:formula="of:=[$Rentabilitätsvorschau.L16]" office:value-type="float" office:value="750021.136411165">
            <text:p>750 021 €</text:p>
          </table:table-cell>
          <table:table-cell table:style-name="ce43" table:formula="of:=[$Rentabilitätsvorschau.M16]" office:value-type="float" office:value="738835.880233387">
            <text:p>738 836 €</text:p>
          </table:table-cell>
          <table:table-cell table:style-name="ce43" table:formula="of:=[$Rentabilitätsvorschau.N16]" office:value-type="float" office:value="727728.920848854">
            <text:p>727 729 €</text:p>
          </table:table-cell>
          <table:table-cell table:style-name="ce43" table:formula="of:=[$Rentabilitätsvorschau.O16]" office:value-type="float" office:value="716699.710180012">
            <text:p>716 700 €</text:p>
          </table:table-cell>
          <table:table-cell table:style-name="ce43" table:formula="of:=[$Rentabilitätsvorschau.P16]" office:value-type="float" office:value="705747.703985852">
            <text:p>705 748 €</text:p>
          </table:table-cell>
          <table:table-cell table:style-name="ce43" table:formula="of:=[$Rentabilitätsvorschau.Q16]" office:value-type="float" office:value="694872.361835052">
            <text:p>694 872 €</text:p>
          </table:table-cell>
          <table:table-cell table:style-name="ce43" table:formula="of:=[$Rentabilitätsvorschau.R16]" office:value-type="float" office:value="684073.147079307">
            <text:p>684 073 €</text:p>
          </table:table-cell>
          <table:table-cell table:style-name="ce43" table:formula="of:=[$Rentabilitätsvorschau.S16]" office:value-type="float" office:value="673349.526826852">
            <text:p>673 350 €</text:p>
          </table:table-cell>
          <table:table-cell table:style-name="ce43" table:formula="of:=[$Rentabilitätsvorschau.T16]" office:value-type="float" office:value="662700.971916164">
            <text:p>662 701 €</text:p>
          </table:table-cell>
          <table:table-cell table:style-name="ce43" table:formula="of:=[$Rentabilitätsvorschau.U16]" office:value-type="float" office:value="652126.956889852">
            <text:p>652 127 €</text:p>
          </table:table-cell>
          <table:table-cell table:number-columns-repeated="1003"/>
        </table:table-row>
        <table:table-row table:style-name="ro5">
          <table:table-cell table:style-name="ce53" office:value-type="string">
            <text:p>Cash Flow </text:p>
            <text:p>nach Steuern</text:p>
          </table:table-cell>
          <table:table-cell table:style-name="ce57" table:formula="of:=[.B11]-[.B12]" office:value-type="float" office:value="25476473.6894927">
            <text:p>25 476 474 €</text:p>
          </table:table-cell>
          <table:table-cell table:style-name="ce59" table:formula="of:=[.C11]-[.C12]" office:value-type="currency" office:currency="EUR" office:value="3026515.72149274">
            <text:p><text:s/>3 026 515,72 € </text:p>
          </table:table-cell>
          <table:table-cell table:style-name="ce59" table:formula="of:=[.D11]-[.D12]" office:value-type="currency" office:currency="EUR" office:value="2999994.70926874">
            <text:p><text:s/>2 999 994,71 € </text:p>
          </table:table-cell>
          <table:table-cell table:style-name="ce59" table:formula="of:=[.E11]-[.E12]" office:value-type="currency" office:currency="EUR" office:value="2973659.34413031">
            <text:p><text:s/>2 973 659,34 € </text:p>
          </table:table-cell>
          <table:table-cell table:style-name="ce59" table:formula="of:=[.F11]-[.F12]" office:value-type="currency" office:currency="EUR" office:value="2947508.32654784">
            <text:p><text:s/>2 947 508,33 € </text:p>
          </table:table-cell>
          <table:table-cell table:style-name="ce59" table:formula="of:=[.G11]-[.G12]" office:value-type="currency" office:currency="EUR" office:value="2921540.36608846">
            <text:p><text:s/>2 921 540,37 € </text:p>
          </table:table-cell>
          <table:table-cell table:style-name="ce59" table:formula="of:=[.H11]-[.H12]" office:value-type="currency" office:currency="EUR" office:value="2895754.18135229">
            <text:p><text:s/>2 895 754,18 € </text:p>
          </table:table-cell>
          <table:table-cell table:style-name="ce59" table:formula="of:=[.I11]-[.I12]" office:value-type="currency" office:currency="EUR" office:value="2870148.49990927">
            <text:p><text:s/>2 870 148,50 € </text:p>
          </table:table-cell>
          <table:table-cell table:style-name="ce59" table:formula="of:=[.J11]-[.J12]" office:value-type="currency" office:currency="EUR" office:value="2844722.05823635">
            <text:p><text:s/>2 844 722,06 € </text:p>
          </table:table-cell>
          <table:table-cell table:style-name="ce59" table:formula="of:=[.K11]-[.K12]" office:value-type="currency" office:currency="EUR" office:value="2819473.60165515">
            <text:p><text:s/>2 819 473,60 € </text:p>
          </table:table-cell>
          <table:table-cell table:style-name="ce59" table:formula="of:=[.L11]-[.L12]" office:value-type="currency" office:currency="EUR" office:value="2794401.88427001">
            <text:p><text:s/>2 794 401,88 € </text:p>
          </table:table-cell>
          <table:table-cell table:style-name="ce59" table:formula="of:=[.M11]-[.M12]" office:value-type="currency" office:currency="EUR" office:value="2769505.66890657">
            <text:p><text:s/>2 769 505,67 € </text:p>
          </table:table-cell>
          <table:table-cell table:style-name="ce59" table:formula="of:=[.N11]-[.N12]" office:value-type="currency" office:currency="EUR" office:value="2744783.72705067">
            <text:p><text:s/>2 744 783,73 € </text:p>
          </table:table-cell>
          <table:table-cell table:style-name="ce59" table:formula="of:=[.O11]-[.O12]" office:value-type="currency" office:currency="EUR" office:value="2720234.83878777">
            <text:p><text:s/>2 720 234,84 € </text:p>
          </table:table-cell>
          <table:table-cell table:style-name="ce59" table:formula="of:=[.P11]-[.P12]" office:value-type="currency" office:currency="EUR" office:value="2695857.7927427">
            <text:p><text:s/>2 695 857,79 € </text:p>
          </table:table-cell>
          <table:table-cell table:style-name="ce59" table:formula="of:=[.Q11]-[.Q12]" office:value-type="currency" office:currency="EUR" office:value="2671651.38601995">
            <text:p><text:s/>2 671 651,39 € </text:p>
          </table:table-cell>
          <table:table-cell table:style-name="ce59" table:formula="of:=[.R11]-[.R12]" office:value-type="currency" office:currency="EUR" office:value="2647614.42414426">
            <text:p><text:s/>2 647 614,42 € </text:p>
          </table:table-cell>
          <table:table-cell table:style-name="ce59" table:formula="of:=[.S11]-[.S12]" office:value-type="currency" office:currency="EUR" office:value="2623745.7210017">
            <text:p><text:s/>2 623 745,72 € </text:p>
          </table:table-cell>
          <table:table-cell table:style-name="ce59" table:formula="of:=[.T11]-[.T12]" office:value-type="currency" office:currency="EUR" office:value="2600044.09878114">
            <text:p><text:s/>2 600 044,10 € </text:p>
          </table:table-cell>
          <table:table-cell table:style-name="ce59" table:formula="of:=[.U11]-[.U12]" office:value-type="currency" office:currency="EUR" office:value="2576508.38791612">
            <text:p><text:s/>2 576 508,39 € </text:p>
          </table:table-cell>
          <table:table-cell table:style-name="ce62" table:number-columns-repeated="1003"/>
        </table:table-row>
        <table:table-row table:style-name="ro6">
          <table:table-cell table:style-name="ce54" office:value-type="string">
            <text:p>Cash Flow nach Steuern </text:p>
            <text:p>(kummuliert)</text:p>
          </table:table-cell>
          <table:table-cell table:style-name="ce43" table:formula="of:=[.B13]" office:value-type="float" office:value="25476473.6894927">
            <text:p>25 476 474 €</text:p>
          </table:table-cell>
          <table:table-cell table:style-name="ce43" table:formula="of:=[.B14]+[.C13]" office:value-type="float" office:value="28502989.4109855">
            <text:p>28 502 989 €</text:p>
          </table:table-cell>
          <table:table-cell table:style-name="ce43" table:formula="of:=[.C14]+[.D13]" office:value-type="float" office:value="31502984.1202542">
            <text:p>31 502 984 €</text:p>
          </table:table-cell>
          <table:table-cell table:style-name="ce43" table:formula="of:=[.D14]+[.E13]" office:value-type="float" office:value="34476643.4643845">
            <text:p>34 476 643 €</text:p>
          </table:table-cell>
          <table:table-cell table:style-name="ce43" table:formula="of:=[.E14]+[.F13]" office:value-type="float" office:value="37424151.7909324">
            <text:p>37 424 152 €</text:p>
          </table:table-cell>
          <table:table-cell table:style-name="ce43" table:formula="of:=[.F14]+[.G13]" office:value-type="float" office:value="40345692.1570208">
            <text:p>40 345 692 €</text:p>
          </table:table-cell>
          <table:table-cell table:style-name="ce43" table:formula="of:=[.G14]+[.H13]" office:value-type="float" office:value="43241446.3383731">
            <text:p>43 241 446 €</text:p>
          </table:table-cell>
          <table:table-cell table:style-name="ce43" table:formula="of:=[.H14]+[.I13]" office:value-type="float" office:value="46111594.8382824">
            <text:p>46 111 595 €</text:p>
          </table:table-cell>
          <table:table-cell table:style-name="ce43" table:formula="of:=[.I14]+[.J13]" office:value-type="float" office:value="48956316.8965187">
            <text:p>48 956 317 €</text:p>
          </table:table-cell>
          <table:table-cell table:style-name="ce43" table:formula="of:=[.J14]+[.K13]" office:value-type="float" office:value="51775790.4981739">
            <text:p>51 775 790 €</text:p>
          </table:table-cell>
          <table:table-cell table:style-name="ce43" table:formula="of:=[.K14]+[.L13]" office:value-type="float" office:value="54570192.3824439">
            <text:p>54 570 192 €</text:p>
          </table:table-cell>
          <table:table-cell table:style-name="ce43" table:formula="of:=[.L14]+[.M13]" office:value-type="float" office:value="57339698.0513505">
            <text:p>57 339 698 €</text:p>
          </table:table-cell>
          <table:table-cell table:style-name="ce43" table:formula="of:=[.M14]+[.N13]" office:value-type="float" office:value="60084481.7784011">
            <text:p>60 084 482 €</text:p>
          </table:table-cell>
          <table:table-cell table:style-name="ce43" table:formula="of:=[.N14]+[.O13]" office:value-type="float" office:value="62804716.6171889">
            <text:p>62 804 717 €</text:p>
          </table:table-cell>
          <table:table-cell table:style-name="ce43" table:formula="of:=[.O14]+[.P13]" office:value-type="float" office:value="65500574.4099316">
            <text:p>65 500 574 €</text:p>
          </table:table-cell>
          <table:table-cell table:style-name="ce43" table:formula="of:=[.P14]+[.Q13]" office:value-type="float" office:value="68172225.7959516">
            <text:p>68 172 226 €</text:p>
          </table:table-cell>
          <table:table-cell table:style-name="ce43" table:formula="of:=[.Q14]+[.R13]" office:value-type="float" office:value="70819840.2200958">
            <text:p>70 819 840 €</text:p>
          </table:table-cell>
          <table:table-cell table:style-name="ce43" table:formula="of:=[.R14]+[.S13]" office:value-type="float" office:value="73443585.9410975">
            <text:p>73 443 586 €</text:p>
          </table:table-cell>
          <table:table-cell table:style-name="ce43" table:formula="of:=[.S14]+[.T13]" office:value-type="float" office:value="76043630.0398787">
            <text:p>76 043 630 €</text:p>
          </table:table-cell>
          <table:table-cell table:style-name="ce60" table:formula="of:=[.T14]+[.U13]" office:value-type="float" office:value="78620138.4277948">
            <text:p>78 620 138 €</text:p>
          </table:table-cell>
          <table:table-cell table:style-name="ce62" table:number-columns-repeated="1003"/>
        </table:table-row>
        <table:table-row table:style-name="ro4" table:number-rows-repeated="1048561">
          <table:table-cell table:number-columns-repeated="1024"/>
        </table:table-row>
        <table:table-row table:style-name="ro4">
          <table:table-cell table:number-columns-repeated="1024"/>
        </table:table-row>
      </table:table>
      <table:table table:name="Tilgungsplan" table:style-name="ta4" table:print="false">
        <office:forms form:automatic-focus="false" form:apply-design-mode="false"/>
        <table:table-column table:style-name="co29" table:default-cell-style-name="ce63"/>
        <table:table-column table:style-name="co4" table:default-cell-style-name="ce65"/>
        <table:table-column table:style-name="co25" table:default-cell-style-name="ce71"/>
        <table:table-column table:style-name="co30" table:number-columns-repeated="2" table:default-cell-style-name="ce71"/>
        <table:table-column table:style-name="co23" table:default-cell-style-name="ce71"/>
        <table:table-column table:style-name="co24" table:default-cell-style-name="ce71"/>
        <table:table-column table:style-name="co31" table:default-cell-style-name="ce63"/>
        <table:table-column table:style-name="co32" table:default-cell-style-name="ce63"/>
        <table:table-column table:style-name="co23" table:default-cell-style-name="ce63"/>
        <table:table-column table:style-name="co4" table:number-columns-repeated="1014" table:default-cell-style-name="Excel_20_Built-in_20_Normal"/>
        <table:table-row table:style-name="ro23">
          <table:table-cell table:number-columns-repeated="1024"/>
        </table:table-row>
        <table:table-row table:style-name="ro23">
          <table:table-cell table:style-name="ce64"/>
          <table:table-cell table:style-name="ce66" office:value-type="string">
            <text:p>Ende Jahr</text:p>
          </table:table-cell>
          <table:table-cell table:style-name="ce72" office:value-type="string">
            <text:p>Vorschuld</text:p>
          </table:table-cell>
          <table:table-cell table:style-name="ce72" office:value-type="string">
            <text:p>Annuität</text:p>
          </table:table-cell>
          <table:table-cell table:style-name="ce72" office:value-type="string">
            <text:p>Zinsanteil</text:p>
          </table:table-cell>
          <table:table-cell table:style-name="ce72" office:value-type="string">
            <text:p>Tilgungsanteil</text:p>
          </table:table-cell>
          <table:table-cell table:style-name="ce72" office:value-type="string">
            <text:p>Restschuld</text:p>
          </table:table-cell>
          <table:table-cell/>
          <table:table-cell table:style-name="ce74" office:value-type="string">
            <text:p>Hypothek</text:p>
          </table:table-cell>
          <table:table-cell table:style-name="ce74" office:value-type="float" office:value="22475000">
            <text:p>22 475 000,00</text:p>
          </table:table-cell>
          <table:table-cell table:number-columns-repeated="1014"/>
        </table:table-row>
        <table:table-row table:style-name="ro23">
          <table:table-cell table:style-name="ce64"/>
          <table:table-cell table:style-name="ce67"/>
          <table:table-cell table:style-name="ce73" table:number-columns-repeated="5"/>
          <table:table-cell/>
          <table:table-cell table:style-name="ce77" office:value-type="string">
            <text:p>Zinssatz (%)</text:p>
          </table:table-cell>
          <table:table-cell table:style-name="ce77" office:value-type="float" office:value="1.5">
            <text:p>1,50</text:p>
          </table:table-cell>
          <table:table-cell table:number-columns-repeated="1014"/>
        </table:table-row>
        <table:table-row table:style-name="ro23">
          <table:table-cell table:style-name="ce64"/>
          <table:table-cell table:style-name="ce68" office:value-type="float" office:value="1">
            <text:p>1</text:p>
          </table:table-cell>
          <table:table-cell table:style-name="ce74" table:formula="of:=[.J2]" office:value-type="float" office:value="22475000">
            <text:p>22 475 000,00</text:p>
          </table:table-cell>
          <table:table-cell table:style-name="ce76" table:formula="of:=[.$J$5]" office:value-type="float" office:value="1309072.91377864">
            <text:p>1 309 072,91</text:p>
          </table:table-cell>
          <table:table-cell table:style-name="ce77" table:formula="of:=[.$J$3]/100*[.C4]" office:value-type="float" office:value="337125">
            <text:p>337 125,00</text:p>
          </table:table-cell>
          <table:table-cell table:style-name="ce73" table:formula="of:=[.D4]-[.E4]" office:value-type="float" office:value="971947.913778637">
            <text:p>971 947,91</text:p>
          </table:table-cell>
          <table:table-cell table:style-name="ce73" table:formula="of:=[.C4]-[.F4]" office:value-type="float" office:value="21503052.0862214">
            <text:p>21 503 052,09</text:p>
          </table:table-cell>
          <table:table-cell/>
          <table:table-cell table:style-name="ce78" office:value-type="string">
            <text:p>Laufzeit n</text:p>
          </table:table-cell>
          <table:table-cell table:style-name="ce80" office:value-type="float" office:value="20">
            <text:p>20</text:p>
          </table:table-cell>
          <table:table-cell table:number-columns-repeated="1014"/>
        </table:table-row>
        <table:table-row table:style-name="ro23">
          <table:table-cell table:style-name="ce64"/>
          <table:table-cell table:style-name="ce68" table:formula="of:=[.B4]+1" office:value-type="float" office:value="2">
            <text:p>2</text:p>
          </table:table-cell>
          <table:table-cell table:style-name="ce73" table:formula="of:=[.G4]" office:value-type="float" office:value="21503052.0862214">
            <text:p>21 503 052,09</text:p>
          </table:table-cell>
          <table:table-cell table:style-name="ce73" table:formula="of:=[.$J$5]" office:value-type="float" office:value="1309072.91377864">
            <text:p>1 309 072,91</text:p>
          </table:table-cell>
          <table:table-cell table:style-name="ce73" table:formula="of:=[.$J$3]/100*[.C5]" office:value-type="float" office:value="322545.78129332">
            <text:p>322 545,78</text:p>
          </table:table-cell>
          <table:table-cell table:style-name="ce73" table:formula="of:=[.D5]-[.E5]" office:value-type="float" office:value="986527.132485317">
            <text:p>986 527,13</text:p>
          </table:table-cell>
          <table:table-cell table:style-name="ce73" table:formula="of:=[.C5]-[.F5]" office:value-type="float" office:value="20516524.953736">
            <text:p>20 516 524,95</text:p>
          </table:table-cell>
          <table:table-cell/>
          <table:table-cell table:style-name="ce79" office:value-type="string">
            <text:p>A</text:p>
          </table:table-cell>
          <table:table-cell table:style-name="ce79" table:formula="of:=(1+[.J3]/100)^[.$J$4]*[.J3]/((1+[.J3]/100)^[.$J$4]-1)*[.J2]/100" office:value-type="float" office:value="1309072.91377864">
            <text:p>1 309 072,91</text:p>
          </table:table-cell>
          <table:table-cell table:number-columns-repeated="1014"/>
        </table:table-row>
        <table:table-row table:style-name="ro23">
          <table:table-cell table:style-name="ce64"/>
          <table:table-cell table:style-name="ce68" table:formula="of:=[.B5]+1" office:value-type="float" office:value="3">
            <text:p>3</text:p>
          </table:table-cell>
          <table:table-cell table:style-name="ce73" table:formula="of:=[.G5]" office:value-type="float" office:value="20516524.953736">
            <text:p>20 516 524,95</text:p>
          </table:table-cell>
          <table:table-cell table:style-name="ce73" table:formula="of:=[.$J$5]" office:value-type="float" office:value="1309072.91377864">
            <text:p>1 309 072,91</text:p>
          </table:table-cell>
          <table:table-cell table:style-name="ce73" table:formula="of:=[.$J$3]/100*[.C6]" office:value-type="float" office:value="307747.874306041">
            <text:p>307 747,87</text:p>
          </table:table-cell>
          <table:table-cell table:style-name="ce73" table:formula="of:=[.D6]-[.E6]" office:value-type="float" office:value="1001325.0394726">
            <text:p>1 001 325,04</text:p>
          </table:table-cell>
          <table:table-cell table:style-name="ce73" table:formula="of:=[.C6]-[.F6]" office:value-type="float" office:value="19515199.9142635">
            <text:p>19 515 199,91</text:p>
          </table:table-cell>
          <table:table-cell table:number-columns-repeated="1017"/>
        </table:table-row>
        <table:table-row table:style-name="ro23">
          <table:table-cell table:style-name="ce64"/>
          <table:table-cell table:style-name="ce68" table:formula="of:=[.B6]+1" office:value-type="float" office:value="4">
            <text:p>4</text:p>
          </table:table-cell>
          <table:table-cell table:style-name="ce73" table:formula="of:=[.G6]" office:value-type="float" office:value="19515199.9142635">
            <text:p>19 515 199,91</text:p>
          </table:table-cell>
          <table:table-cell table:style-name="ce73" table:formula="of:=[.$J$5]" office:value-type="float" office:value="1309072.91377864">
            <text:p>1 309 072,91</text:p>
          </table:table-cell>
          <table:table-cell table:style-name="ce73" table:formula="of:=[.$J$3]/100*[.G6]" office:value-type="float" office:value="292727.998713952">
            <text:p>292 728,00</text:p>
          </table:table-cell>
          <table:table-cell table:style-name="ce73" table:formula="of:=[.D7]-[.E7]" office:value-type="float" office:value="1016344.91506469">
            <text:p>1 016 344,92</text:p>
          </table:table-cell>
          <table:table-cell table:style-name="ce73" table:formula="of:=[.C7]-[.F7]" office:value-type="float" office:value="18498854.9991988">
            <text:p>18 498 855,00</text:p>
          </table:table-cell>
          <table:table-cell table:number-columns-repeated="1017"/>
        </table:table-row>
        <table:table-row table:style-name="ro23">
          <table:table-cell table:style-name="ce64"/>
          <table:table-cell table:style-name="ce68" table:formula="of:=[.B7]+1" office:value-type="float" office:value="5">
            <text:p>5</text:p>
          </table:table-cell>
          <table:table-cell table:style-name="ce73" table:formula="of:=[.G7]" office:value-type="float" office:value="18498854.9991988">
            <text:p>18 498 855,00</text:p>
          </table:table-cell>
          <table:table-cell table:style-name="ce73" table:formula="of:=[.$J$5]" office:value-type="float" office:value="1309072.91377864">
            <text:p>1 309 072,91</text:p>
          </table:table-cell>
          <table:table-cell table:style-name="ce73" table:formula="of:=[.$J$3]/100*[.G7]" office:value-type="float" office:value="277482.824987982">
            <text:p>277 482,82</text:p>
          </table:table-cell>
          <table:table-cell table:style-name="ce73" table:formula="of:=[.D8]-[.E8]" office:value-type="float" office:value="1031590.08879066">
            <text:p>1 031 590,09</text:p>
          </table:table-cell>
          <table:table-cell table:style-name="ce73" table:formula="of:=[.C8]-[.F8]" office:value-type="float" office:value="17467264.9104081">
            <text:p>17 467 264,91</text:p>
          </table:table-cell>
          <table:table-cell table:number-columns-repeated="1017"/>
        </table:table-row>
        <table:table-row table:style-name="ro23">
          <table:table-cell table:style-name="ce64"/>
          <table:table-cell table:style-name="ce68" table:formula="of:=[.B8]+1" office:value-type="float" office:value="6">
            <text:p>6</text:p>
          </table:table-cell>
          <table:table-cell table:style-name="ce73" table:formula="of:=[.G8]" office:value-type="float" office:value="17467264.9104081">
            <text:p>17 467 264,91</text:p>
          </table:table-cell>
          <table:table-cell table:style-name="ce73" table:formula="of:=[.$J$5]" office:value-type="float" office:value="1309072.91377864">
            <text:p>1 309 072,91</text:p>
          </table:table-cell>
          <table:table-cell table:style-name="ce73" table:formula="of:=[.$J$3]/100*[.G8]" office:value-type="float" office:value="262008.973656122">
            <text:p>262 008,97</text:p>
          </table:table-cell>
          <table:table-cell table:style-name="ce73" table:formula="of:=[.D9]-[.E9]" office:value-type="float" office:value="1047063.94012252">
            <text:p>1 047 063,94</text:p>
          </table:table-cell>
          <table:table-cell table:style-name="ce73" table:formula="of:=[.C9]-[.F9]" office:value-type="float" office:value="16420200.9702856">
            <text:p>16 420 200,97</text:p>
          </table:table-cell>
          <table:table-cell table:number-columns-repeated="1017"/>
        </table:table-row>
        <table:table-row table:style-name="ro23">
          <table:table-cell table:style-name="ce64"/>
          <table:table-cell table:style-name="ce68" table:formula="of:=[.B9]+1" office:value-type="float" office:value="7">
            <text:p>7</text:p>
          </table:table-cell>
          <table:table-cell table:style-name="ce73" table:formula="of:=[.G9]" office:value-type="float" office:value="16420200.9702856">
            <text:p>16 420 200,97</text:p>
          </table:table-cell>
          <table:table-cell table:style-name="ce73" table:formula="of:=[.$J$5]" office:value-type="float" office:value="1309072.91377864">
            <text:p>1 309 072,91</text:p>
          </table:table-cell>
          <table:table-cell table:style-name="ce73" table:formula="of:=[.$J$3]/100*[.G9]" office:value-type="float" office:value="246303.014554284">
            <text:p>246 303,01</text:p>
          </table:table-cell>
          <table:table-cell table:style-name="ce73" table:formula="of:=[.D10]-[.E10]" office:value-type="float" office:value="1062769.89922435">
            <text:p>1 062 769,90</text:p>
          </table:table-cell>
          <table:table-cell table:style-name="ce73" table:formula="of:=[.C10]-[.F10]" office:value-type="float" office:value="15357431.0710612">
            <text:p>15 357 431,07</text:p>
          </table:table-cell>
          <table:table-cell table:number-columns-repeated="1017"/>
        </table:table-row>
        <table:table-row table:style-name="ro23">
          <table:table-cell table:style-name="ce64"/>
          <table:table-cell table:style-name="ce68" table:formula="of:=[.B10]+1" office:value-type="float" office:value="8">
            <text:p>8</text:p>
          </table:table-cell>
          <table:table-cell table:style-name="ce73" table:formula="of:=[.G10]" office:value-type="float" office:value="15357431.0710612">
            <text:p>15 357 431,07</text:p>
          </table:table-cell>
          <table:table-cell table:style-name="ce73" table:formula="of:=[.$J$5]" office:value-type="float" office:value="1309072.91377864">
            <text:p>1 309 072,91</text:p>
          </table:table-cell>
          <table:table-cell table:style-name="ce73" table:formula="of:=[.$J$3]/100*[.G10]" office:value-type="float" office:value="230361.466065919">
            <text:p>230 361,47</text:p>
          </table:table-cell>
          <table:table-cell table:style-name="ce73" table:formula="of:=[.D11]-[.E11]" office:value-type="float" office:value="1078711.44771272">
            <text:p>1 078 711,45</text:p>
          </table:table-cell>
          <table:table-cell table:style-name="ce73" table:formula="of:=[.C11]-[.F11]" office:value-type="float" office:value="14278719.6233485">
            <text:p>14 278 719,62</text:p>
          </table:table-cell>
          <table:table-cell table:number-columns-repeated="1017"/>
        </table:table-row>
        <table:table-row table:style-name="ro23">
          <table:table-cell table:style-name="ce64"/>
          <table:table-cell table:style-name="ce68" table:formula="of:=[.B11]+1" office:value-type="float" office:value="9">
            <text:p>9</text:p>
          </table:table-cell>
          <table:table-cell table:style-name="ce73" table:formula="of:=[.G11]" office:value-type="float" office:value="14278719.6233485">
            <text:p>14 278 719,62</text:p>
          </table:table-cell>
          <table:table-cell table:style-name="ce73" table:formula="of:=[.$J$5]" office:value-type="float" office:value="1309072.91377864">
            <text:p>1 309 072,91</text:p>
          </table:table-cell>
          <table:table-cell table:style-name="ce73" table:formula="of:=[.$J$3]/100*[.G11]" office:value-type="float" office:value="214180.794350228">
            <text:p>214 180,79</text:p>
          </table:table-cell>
          <table:table-cell table:style-name="ce73" table:formula="of:=[.D12]-[.E12]" office:value-type="float" office:value="1094892.11942841">
            <text:p>1 094 892,12</text:p>
          </table:table-cell>
          <table:table-cell table:style-name="ce73" table:formula="of:=[.C12]-[.F12]" office:value-type="float" office:value="13183827.5039201">
            <text:p>13 183 827,50</text:p>
          </table:table-cell>
          <table:table-cell table:number-columns-repeated="1017"/>
        </table:table-row>
        <table:table-row table:style-name="ro23">
          <table:table-cell table:style-name="ce64"/>
          <table:table-cell table:style-name="ce68" table:formula="of:=[.B12]+1" office:value-type="float" office:value="10">
            <text:p>10</text:p>
          </table:table-cell>
          <table:table-cell table:style-name="ce73" table:formula="of:=[.G12]" office:value-type="float" office:value="13183827.5039201">
            <text:p>13 183 827,50</text:p>
          </table:table-cell>
          <table:table-cell table:style-name="ce73" table:formula="of:=[.$J$5]" office:value-type="float" office:value="1309072.91377864">
            <text:p>1 309 072,91</text:p>
          </table:table-cell>
          <table:table-cell table:style-name="ce73" table:formula="of:=[.$J$3]/100*[.G12]" office:value-type="float" office:value="197757.412558802">
            <text:p>197 757,41</text:p>
          </table:table-cell>
          <table:table-cell table:style-name="ce73" table:formula="of:=[.D13]-[.E13]" office:value-type="float" office:value="1111315.50121984">
            <text:p>1 111 315,50</text:p>
          </table:table-cell>
          <table:table-cell table:style-name="ce73" table:formula="of:=[.C13]-[.F13]" office:value-type="float" office:value="12072512.0027003">
            <text:p>12 072 512,00</text:p>
          </table:table-cell>
          <table:table-cell table:number-columns-repeated="1017"/>
        </table:table-row>
        <table:table-row table:style-name="ro23">
          <table:table-cell table:style-name="ce64"/>
          <table:table-cell table:style-name="ce68" table:formula="of:=[.B13]+1" office:value-type="float" office:value="11">
            <text:p>11</text:p>
          </table:table-cell>
          <table:table-cell table:style-name="ce73" table:formula="of:=[.G13]" office:value-type="float" office:value="12072512.0027003">
            <text:p>12 072 512,00</text:p>
          </table:table-cell>
          <table:table-cell table:style-name="ce73" table:formula="of:=[.$J$5]" office:value-type="float" office:value="1309072.91377864">
            <text:p>1 309 072,91</text:p>
          </table:table-cell>
          <table:table-cell table:style-name="ce73" table:formula="of:=[.$J$3]/100*[.G13]" office:value-type="float" office:value="181087.680040504">
            <text:p>181 087,68</text:p>
          </table:table-cell>
          <table:table-cell table:style-name="ce73" table:formula="of:=[.D14]-[.E14]" office:value-type="float" office:value="1127985.23373813">
            <text:p>1 127 985,23</text:p>
          </table:table-cell>
          <table:table-cell table:style-name="ce73" table:formula="of:=[.C14]-[.F14]" office:value-type="float" office:value="10944526.7689621">
            <text:p>10 944 526,77</text:p>
          </table:table-cell>
          <table:table-cell table:number-columns-repeated="1017"/>
        </table:table-row>
        <table:table-row table:style-name="ro23">
          <table:table-cell table:style-name="ce64"/>
          <table:table-cell table:style-name="ce68" table:formula="of:=[.B14]+1" office:value-type="float" office:value="12">
            <text:p>12</text:p>
          </table:table-cell>
          <table:table-cell table:style-name="ce73" table:formula="of:=[.G14]" office:value-type="float" office:value="10944526.7689621">
            <text:p>10 944 526,77</text:p>
          </table:table-cell>
          <table:table-cell table:style-name="ce73" table:formula="of:=[.$J$5]" office:value-type="float" office:value="1309072.91377864">
            <text:p>1 309 072,91</text:p>
          </table:table-cell>
          <table:table-cell table:style-name="ce73" table:formula="of:=[.$J$3]/100*[.G14]" office:value-type="float" office:value="164167.901534432">
            <text:p>164 167,90</text:p>
          </table:table-cell>
          <table:table-cell table:style-name="ce73" table:formula="of:=[.D15]-[.E15]" office:value-type="float" office:value="1144905.0122442">
            <text:p>1 144 905,01</text:p>
          </table:table-cell>
          <table:table-cell table:style-name="ce73" table:formula="of:=[.C15]-[.F15]" office:value-type="float" office:value="9799621.75671795">
            <text:p>9 799 621,76</text:p>
          </table:table-cell>
          <table:table-cell table:number-columns-repeated="1017"/>
        </table:table-row>
        <table:table-row table:style-name="ro23">
          <table:table-cell table:style-name="ce64"/>
          <table:table-cell table:style-name="ce68" table:formula="of:=[.B15]+1" office:value-type="float" office:value="13">
            <text:p>13</text:p>
          </table:table-cell>
          <table:table-cell table:style-name="ce73" table:formula="of:=[.G15]" office:value-type="float" office:value="9799621.75671795">
            <text:p>9 799 621,76</text:p>
          </table:table-cell>
          <table:table-cell table:style-name="ce73" table:formula="of:=[.$J$5]" office:value-type="float" office:value="1309072.91377864">
            <text:p>1 309 072,91</text:p>
          </table:table-cell>
          <table:table-cell table:style-name="ce73" table:formula="of:=[.$J$3]/100*[.G15]" office:value-type="float" office:value="146994.326350769">
            <text:p>146 994,33</text:p>
          </table:table-cell>
          <table:table-cell table:style-name="ce73" table:formula="of:=[.D16]-[.E16]" office:value-type="float" office:value="1162078.58742787">
            <text:p>1 162 078,59</text:p>
          </table:table-cell>
          <table:table-cell table:style-name="ce73" table:formula="of:=[.C16]-[.F16]" office:value-type="float" office:value="8637543.16929008">
            <text:p>8 637 543,17</text:p>
          </table:table-cell>
          <table:table-cell table:number-columns-repeated="1017"/>
        </table:table-row>
        <table:table-row table:style-name="ro23">
          <table:table-cell table:style-name="ce64"/>
          <table:table-cell table:style-name="ce68" table:formula="of:=[.B16]+1" office:value-type="float" office:value="14">
            <text:p>14</text:p>
          </table:table-cell>
          <table:table-cell table:style-name="ce73" table:formula="of:=[.G16]" office:value-type="float" office:value="8637543.16929008">
            <text:p>8 637 543,17</text:p>
          </table:table-cell>
          <table:table-cell table:style-name="ce73" table:formula="of:=[.$J$5]" office:value-type="float" office:value="1309072.91377864">
            <text:p>1 309 072,91</text:p>
          </table:table-cell>
          <table:table-cell table:style-name="ce73" table:formula="of:=[.$J$3]/100*[.G16]" office:value-type="float" office:value="129563.147539351">
            <text:p>129 563,15</text:p>
          </table:table-cell>
          <table:table-cell table:style-name="ce73" table:formula="of:=[.D17]-[.E17]" office:value-type="float" office:value="1179509.76623929">
            <text:p>1 179 509,77</text:p>
          </table:table-cell>
          <table:table-cell table:style-name="ce73" table:formula="of:=[.C17]-[.F17]" office:value-type="float" office:value="7458033.40305079">
            <text:p>7 458 033,40</text:p>
          </table:table-cell>
          <table:table-cell table:number-columns-repeated="1017"/>
        </table:table-row>
        <table:table-row table:style-name="ro23">
          <table:table-cell table:style-name="ce64"/>
          <table:table-cell table:style-name="ce68" table:formula="of:=[.B17]+1" office:value-type="float" office:value="15">
            <text:p>15</text:p>
          </table:table-cell>
          <table:table-cell table:style-name="ce73" table:formula="of:=[.G17]" office:value-type="float" office:value="7458033.40305079">
            <text:p>7 458 033,40</text:p>
          </table:table-cell>
          <table:table-cell table:style-name="ce73" table:formula="of:=[.$J$5]" office:value-type="float" office:value="1309072.91377864">
            <text:p>1 309 072,91</text:p>
          </table:table-cell>
          <table:table-cell table:style-name="ce73" table:formula="of:=[.$J$3]/100*[.G17]" office:value-type="float" office:value="111870.501045762">
            <text:p>111 870,50</text:p>
          </table:table-cell>
          <table:table-cell table:style-name="ce73" table:formula="of:=[.D18]-[.E18]" office:value-type="float" office:value="1197202.41273288">
            <text:p>1 197 202,41</text:p>
          </table:table-cell>
          <table:table-cell table:style-name="ce73" table:formula="of:=[.C18]-[.F18]" office:value-type="float" office:value="6260830.99031792">
            <text:p>6 260 830,99</text:p>
          </table:table-cell>
          <table:table-cell table:number-columns-repeated="1017"/>
        </table:table-row>
        <table:table-row table:style-name="ro23">
          <table:table-cell table:style-name="ce64"/>
          <table:table-cell table:style-name="ce68" table:formula="of:=[.B18]+1" office:value-type="float" office:value="16">
            <text:p>16</text:p>
          </table:table-cell>
          <table:table-cell table:style-name="ce73" table:formula="of:=[.G18]" office:value-type="float" office:value="6260830.99031792">
            <text:p>6 260 830,99</text:p>
          </table:table-cell>
          <table:table-cell table:style-name="ce73" table:formula="of:=[.$J$5]" office:value-type="float" office:value="1309072.91377864">
            <text:p>1 309 072,91</text:p>
          </table:table-cell>
          <table:table-cell table:style-name="ce73" table:formula="of:=[.$J$3]/100*[.G18]" office:value-type="float" office:value="93912.4648547687">
            <text:p>93 912,46</text:p>
          </table:table-cell>
          <table:table-cell table:style-name="ce73" table:formula="of:=[.D19]-[.E19]" office:value-type="float" office:value="1215160.44892387">
            <text:p>1 215 160,45</text:p>
          </table:table-cell>
          <table:table-cell table:style-name="ce73" table:formula="of:=[.C19]-[.F19]" office:value-type="float" office:value="5045670.54139405">
            <text:p>5 045 670,54</text:p>
          </table:table-cell>
          <table:table-cell table:number-columns-repeated="1017"/>
        </table:table-row>
        <table:table-row table:style-name="ro23">
          <table:table-cell table:style-name="ce64"/>
          <table:table-cell table:style-name="ce68" table:formula="of:=[.B19]+1" office:value-type="float" office:value="17">
            <text:p>17</text:p>
          </table:table-cell>
          <table:table-cell table:style-name="ce73" table:formula="of:=[.G19]" office:value-type="float" office:value="5045670.54139405">
            <text:p>5 045 670,54</text:p>
          </table:table-cell>
          <table:table-cell table:style-name="ce73" table:formula="of:=[.$J$5]" office:value-type="float" office:value="1309072.91377864">
            <text:p>1 309 072,91</text:p>
          </table:table-cell>
          <table:table-cell table:style-name="ce73" table:formula="of:=[.$J$3]/100*[.G19]" office:value-type="float" office:value="75685.0581209107">
            <text:p>75 685,06</text:p>
          </table:table-cell>
          <table:table-cell table:style-name="ce73" table:formula="of:=[.D20]-[.E20]" office:value-type="float" office:value="1233387.85565773">
            <text:p>1 233 387,86</text:p>
          </table:table-cell>
          <table:table-cell table:style-name="ce73" table:formula="of:=[.C20]-[.F20]" office:value-type="float" office:value="3812282.68573632">
            <text:p>3 812 282,69</text:p>
          </table:table-cell>
          <table:table-cell table:number-columns-repeated="1017"/>
        </table:table-row>
        <table:table-row table:style-name="ro23">
          <table:table-cell table:style-name="ce64"/>
          <table:table-cell table:style-name="ce68" table:formula="of:=[.B20]+1" office:value-type="float" office:value="18">
            <text:p>18</text:p>
          </table:table-cell>
          <table:table-cell table:style-name="ce73" table:formula="of:=[.G20]" office:value-type="float" office:value="3812282.68573632">
            <text:p>3 812 282,69</text:p>
          </table:table-cell>
          <table:table-cell table:style-name="ce73" table:formula="of:=[.$J$5]" office:value-type="float" office:value="1309072.91377864">
            <text:p>1 309 072,91</text:p>
          </table:table-cell>
          <table:table-cell table:style-name="ce73" table:formula="of:=[.$J$3]/100*[.G20]" office:value-type="float" office:value="57184.2402860448">
            <text:p>57 184,24</text:p>
          </table:table-cell>
          <table:table-cell table:style-name="ce73" table:formula="of:=[.D21]-[.E21]" office:value-type="float" office:value="1251888.67349259">
            <text:p>1 251 888,67</text:p>
          </table:table-cell>
          <table:table-cell table:style-name="ce73" table:formula="of:=[.C21]-[.F21]" office:value-type="float" office:value="2560394.01224373">
            <text:p>2 560 394,01</text:p>
          </table:table-cell>
          <table:table-cell table:number-columns-repeated="1017"/>
        </table:table-row>
        <table:table-row table:style-name="ro23">
          <table:table-cell table:style-name="ce64"/>
          <table:table-cell table:style-name="ce68" table:formula="of:=[.B21]+1" office:value-type="float" office:value="19">
            <text:p>19</text:p>
          </table:table-cell>
          <table:table-cell table:style-name="ce73" table:formula="of:=[.G21]" office:value-type="float" office:value="2560394.01224373">
            <text:p>2 560 394,01</text:p>
          </table:table-cell>
          <table:table-cell table:style-name="ce73" table:formula="of:=[.$J$5]" office:value-type="float" office:value="1309072.91377864">
            <text:p>1 309 072,91</text:p>
          </table:table-cell>
          <table:table-cell table:style-name="ce73" table:formula="of:=[.$J$3]/100*[.G21]" office:value-type="float" office:value="38405.9101836559">
            <text:p>38 405,91</text:p>
          </table:table-cell>
          <table:table-cell table:style-name="ce73" table:formula="of:=[.D22]-[.E22]" office:value-type="float" office:value="1270667.00359498">
            <text:p>1 270 667,00</text:p>
          </table:table-cell>
          <table:table-cell table:style-name="ce73" table:formula="of:=[.C22]-[.F22]" office:value-type="float" office:value="1289727.00864875">
            <text:p>1 289 727,01</text:p>
          </table:table-cell>
          <table:table-cell table:number-columns-repeated="1017"/>
        </table:table-row>
        <table:table-row table:style-name="ro23">
          <table:table-cell table:style-name="ce64"/>
          <table:table-cell table:style-name="ce68" table:formula="of:=[.B22]+1" office:value-type="float" office:value="20">
            <text:p>20</text:p>
          </table:table-cell>
          <table:table-cell table:style-name="ce73" table:formula="of:=[.G22]" office:value-type="float" office:value="1289727.00864875">
            <text:p>1 289 727,01</text:p>
          </table:table-cell>
          <table:table-cell table:style-name="ce73" table:formula="of:=[.$J$5]" office:value-type="float" office:value="1309072.91377864">
            <text:p>1 309 072,91</text:p>
          </table:table-cell>
          <table:table-cell table:style-name="ce73" table:formula="of:=[.$J$3]/100*[.G22]" office:value-type="float" office:value="19345.9051297312">
            <text:p>19 345,91</text:p>
          </table:table-cell>
          <table:table-cell table:style-name="ce73" table:formula="of:=[.D23]-[.E23]" office:value-type="float" office:value="1289727.00864891">
            <text:p>1 289 727,01</text:p>
          </table:table-cell>
          <table:table-cell table:style-name="ce73" table:formula="of:=[.C23]-[.F23]" office:value-type="float" office:value="-0.000000157393515110016">
            <text:p>0,00</text:p>
          </table:table-cell>
          <table:table-cell table:number-columns-repeated="1017"/>
        </table:table-row>
        <table:table-row table:style-name="ro23">
          <table:table-cell/>
          <table:table-cell table:style-name="ce69"/>
          <table:table-cell table:style-name="ce75" table:number-columns-repeated="5"/>
          <table:table-cell table:number-columns-repeated="1017"/>
        </table:table-row>
        <table:table-row table:style-name="ro23" table:number-rows-repeated="2">
          <table:table-cell table:number-columns-repeated="1024"/>
        </table:table-row>
        <table:table-row table:style-name="ro23">
          <table:table-cell/>
          <table:table-cell table:style-name="ce70"/>
          <table:table-cell table:number-columns-repeated="1022"/>
        </table:table-row>
        <table:table-row table:style-name="ro23" table:number-rows-repeated="1048548">
          <table:table-cell table:number-columns-repeated="1024"/>
        </table:table-row>
        <table:table-row table:style-name="ro2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8P0" style:volatile="true">
      <number:text> </number:text>
      <number:number number:decimal-places="2" number:min-integer-digits="1" number:grouping="true"/>
      <number:text> € </number:text>
    </number:number-style>
    <number:number-style style:name="N108P1" style:volatile="true">
      <number:text>-</number:text>
      <number:number number:decimal-places="2" number:min-integer-digits="1" number:grouping="true"/>
      <number:text> € </number:text>
    </number:number-style>
    <number:number-style style:name="N108P2" style:volatile="true">
      <number:text> -</number:text>
      <number:number number:decimal-places="0" number:min-integer-digits="0"/>
      <number:text> € </number:text>
    </number:number-style>
    <number:text-style style:name="N108">
      <number:text> </number:text>
      <number:text-content/>
      <number:text> </number:text>
      <style:map style:condition="value()&gt;0" style:apply-style-name="N108P0"/>
      <style:map style:condition="value()&lt;0" style:apply-style-name="N108P1"/>
      <style:map style:condition="value()=0" style:apply-style-name="N108P2"/>
    </number:text-style>
    <number:number-style style:name="N109P0" style:volatile="true">
      <number:text> </number:text>
      <number:number number:decimal-places="2" number:min-integer-digits="1" number:grouping="true"/>
      <number:text>    </number:text>
    </number:number-style>
    <number:number-style style:name="N109P1" style:volatile="true">
      <number:text>-</number:text>
      <number:number number:decimal-places="2"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currency-style style:name="N112P0" style:volatile="true">
      <number:number number:decimal-places="2" number:min-integer-digits="1" number:grouping="true"/>
      <number:text> </number:text>
      <number:currency-symbol number:language="ru" number:country="RU">руб.</number:currency-symbol>
    </number:currency-style>
    <number:currency-style style:name="N11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2P0"/>
    </number:currency-style>
    <number:number-style style:name="N8000" number:language="ru" number:country="RU">
      <number:number number:min-integer-digits="1"/>
    </number:number-style>
    <number:number-style style:name="N106P0" style:volatile="true">
      <number:number number:decimal-places="0" number:min-integer-digits="1" number:grouping="true"/>
      <number:text> €</number:text>
    </number:number-style>
    <number:number-style style:name="N106">
      <style:text-properties fo:color="#ff0000"/>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2" number:min-integer-digits="1" number:grouping="true"/>
      <number:text> €</number:text>
    </number:number-style>
    <number:number-style style:name="N107">
      <style:text-properties fo:color="#ff0000"/>
      <number:text>-</number:text>
      <number:number number:decimal-places="2" number:min-integer-digits="1" number:grouping="true"/>
      <number:text> €</number:text>
      <style:map style:condition="value()&gt;=0" style:apply-style-name="N107P0"/>
    </number:number-style>
    <number:currency-style style:name="N110P0" style:volatile="true">
      <number:text> </number:text>
      <number:number number:decimal-places="2" number:min-integer-digits="1" number:grouping="true"/>
      <number:text> </number:text>
      <number:currency-symbol number:language="de" number:country="DE">€</number:currency-symbol>
      <number:text> </number:text>
    </number:currency-style>
    <number:currency-style style:name="N110P1" style:volatile="true">
      <number:text>-</number:text>
      <number:number number:decimal-places="2" number:min-integer-digits="1" number:grouping="true"/>
      <number:text> </number:text>
      <number:currency-symbol number:language="de" number:country="DE">€</number:currency-symbol>
      <number:text> </number:text>
    </number:currency-style>
    <number:currency-style style:name="N110P2" style:volatile="true">
      <number:text> -</number:text>
      <number:number number:decimal-places="0" number:min-integer-digits="0"/>
      <number:text> </number:text>
      <number:currency-symbol number:language="de" number:country="DE">€</number:currency-symbol>
      <number:text> </number:text>
    </number:currency-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number:text>
      <number:number number: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Comma" style:display-name="Excel Built-in Comma" style:family="table-cell" style:parent-style-name="Excel_20_Built-in_20_Normal" style:data-style-name="N109"/>
    <style:style style:name="Excel_20_Built-in_20_Currency" style:display-name="Excel Built-in Currency" style:family="table-cell" style:parent-style-name="Excel_20_Built-in_20_Normal" style:data-style-name="N108"/>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1">11.03.2022</text:date>, <text:time>10:57:28</text:time></text:p>
        </style:region-right>
      </style:header>
      <style:header-left style:display="false"/>
      <style:footer>
        <text:p>Seite <text:page-number>1</text:page-number> / <text:page-count>99</text:page-count></text:p>
      </style:footer>
      <style:footer-left style:display="false"/>
    </style:master-page>
    <style:master-page style:name="PageStyle_5f_Profitvorschau" style:display-name="PageStyle_Profitvorschau" style:page-layout-name="Mpm3">
      <style:header style:display="false"/>
      <style:header-left style:display="false"/>
      <style:footer style:display="false"/>
      <style:footer-left style:display="false"/>
    </style:master-page>
    <style:master-page style:name="PageStyle_5f_Rentabilitätsvorschau" style:display-name="PageStyle_Rentabilitätsvorschau" style:page-layout-name="Mpm4">
      <style:header style:display="false"/>
      <style:header-left style:display="false"/>
      <style:footer style:display="false"/>
      <style:footer-left style:display="false"/>
    </style:master-page>
    <style:master-page style:name="PageStyle_5f_Cash_20_Flows_20_p.a." style:display-name="PageStyle_Cash Flows p.a." style:page-layout-name="Mpm4">
      <style:header style:display="false"/>
      <style:header-left style:display="false"/>
      <style:footer style:display="false"/>
      <style:footer-left style:display="false"/>
    </style:master-page>
    <style:master-page style:name="PageStyle_5f_Tilgungsplan" style:display-name="PageStyle_Tilgungs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82" meta:object-count="0"/>
    <meta:generator>OpenOffice_Beta/4.1.0$Win32 OpenOffice.org_project/410m14$Build-9760</meta:generator>
  </office:meta>
</office:document-meta>
</file>